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İl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yburt</text:p>
          </table:table-cell>
          <table:table-cell office:value-type="float" office:value="75221" calcext:value-type="float">
            <text:p>75221</text:p>
          </table:table-cell>
          <table:table-cell office:value-type="float" office:value="75517" calcext:value-type="float">
            <text:p>75517</text:p>
          </table:table-cell>
          <table:table-cell office:value-type="float" office:value="75709" calcext:value-type="float">
            <text:p>75709</text:p>
          </table:table-cell>
          <table:table-cell office:value-type="float" office:value="75868" calcext:value-type="float">
            <text:p>75868</text:p>
          </table:table-cell>
          <table:table-cell office:value-type="float" office:value="76050" calcext:value-type="float">
            <text:p>76050</text:p>
          </table:table-cell>
          <table:table-cell office:value-type="float" office:value="76246" calcext:value-type="float">
            <text:p>76246</text:p>
          </table:table-cell>
          <table:table-cell office:value-type="float" office:value="76444" calcext:value-type="float">
            <text:p>76444</text:p>
          </table:table-cell>
          <table:table-cell office:value-type="float" office:value="76609" calcext:value-type="float">
            <text:p>76609</text:p>
          </table:table-cell>
          <table:table-cell office:value-type="float" office:value="75675" calcext:value-type="float">
            <text:p>75675</text:p>
          </table:table-cell>
          <table:table-cell office:value-type="float" office:value="74710" calcext:value-type="float">
            <text:p>74710</text:p>
          </table:table-cell>
          <table:table-cell office:value-type="float" office:value="74412" calcext:value-type="float">
            <text:p>744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unceli</text:p>
          </table:table-cell>
          <table:table-cell office:value-type="float" office:value="82554" calcext:value-type="float">
            <text:p>82554</text:p>
          </table:table-cell>
          <table:table-cell office:value-type="float" office:value="82871" calcext:value-type="float">
            <text:p>82871</text:p>
          </table:table-cell>
          <table:table-cell office:value-type="float" office:value="83074" calcext:value-type="float">
            <text:p>83074</text:p>
          </table:table-cell>
          <table:table-cell office:value-type="float" office:value="83241" calcext:value-type="float">
            <text:p>83241</text:p>
          </table:table-cell>
          <table:table-cell office:value-type="float" office:value="83433" calcext:value-type="float">
            <text:p>83433</text:p>
          </table:table-cell>
          <table:table-cell office:value-type="float" office:value="83640" calcext:value-type="float">
            <text:p>83640</text:p>
          </table:table-cell>
          <table:table-cell office:value-type="float" office:value="83849" calcext:value-type="float">
            <text:p>83849</text:p>
          </table:table-cell>
          <table:table-cell office:value-type="float" office:value="84022" calcext:value-type="float">
            <text:p>84022</text:p>
          </table:table-cell>
          <table:table-cell office:value-type="float" office:value="86449" calcext:value-type="float">
            <text:p>86449</text:p>
          </table:table-cell>
          <table:table-cell office:value-type="float" office:value="83061" calcext:value-type="float">
            <text:p>83061</text:p>
          </table:table-cell>
          <table:table-cell office:value-type="float" office:value="76699" calcext:value-type="float">
            <text:p>766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lis</text:p>
          </table:table-cell>
          <table:table-cell office:value-type="float" office:value="109698" calcext:value-type="float">
            <text:p>109698</text:p>
          </table:table-cell>
          <table:table-cell office:value-type="float" office:value="111024" calcext:value-type="float">
            <text:p>111024</text:p>
          </table:table-cell>
          <table:table-cell office:value-type="float" office:value="112219" calcext:value-type="float">
            <text:p>112219</text:p>
          </table:table-cell>
          <table:table-cell office:value-type="float" office:value="113387" calcext:value-type="float">
            <text:p>113387</text:p>
          </table:table-cell>
          <table:table-cell office:value-type="float" office:value="114615" calcext:value-type="float">
            <text:p>114615</text:p>
          </table:table-cell>
          <table:table-cell office:value-type="float" office:value="115886" calcext:value-type="float">
            <text:p>115886</text:p>
          </table:table-cell>
          <table:table-cell office:value-type="float" office:value="117185" calcext:value-type="float">
            <text:p>117185</text:p>
          </table:table-cell>
          <table:table-cell office:value-type="float" office:value="118457" calcext:value-type="float">
            <text:p>118457</text:p>
          </table:table-cell>
          <table:table-cell office:value-type="float" office:value="120991" calcext:value-type="float">
            <text:p>120991</text:p>
          </table:table-cell>
          <table:table-cell office:value-type="float" office:value="122104" calcext:value-type="float">
            <text:p>122104</text:p>
          </table:table-cell>
          <table:table-cell office:value-type="float" office:value="123135" calcext:value-type="float">
            <text:p>123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ümüşhane</text:p>
          </table:table-cell>
          <table:table-cell office:value-type="float" office:value="116008" calcext:value-type="float">
            <text:p>116008</text:p>
          </table:table-cell>
          <table:table-cell office:value-type="float" office:value="118147" calcext:value-type="float">
            <text:p>118147</text:p>
          </table:table-cell>
          <table:table-cell office:value-type="float" office:value="120166" calcext:value-type="float">
            <text:p>120166</text:p>
          </table:table-cell>
          <table:table-cell office:value-type="float" office:value="122175" calcext:value-type="float">
            <text:p>122175</text:p>
          </table:table-cell>
          <table:table-cell office:value-type="float" office:value="124267" calcext:value-type="float">
            <text:p>124267</text:p>
          </table:table-cell>
          <table:table-cell office:value-type="float" office:value="126423" calcext:value-type="float">
            <text:p>126423</text:p>
          </table:table-cell>
          <table:table-cell office:value-type="float" office:value="128628" calcext:value-type="float">
            <text:p>128628</text:p>
          </table:table-cell>
          <table:table-cell office:value-type="float" office:value="130825" calcext:value-type="float">
            <text:p>130825</text:p>
          </table:table-cell>
          <table:table-cell office:value-type="float" office:value="131367" calcext:value-type="float">
            <text:p>131367</text:p>
          </table:table-cell>
          <table:table-cell office:value-type="float" office:value="130976" calcext:value-type="float">
            <text:p>130976</text:p>
          </table:table-cell>
          <table:table-cell office:value-type="float" office:value="129618" calcext:value-type="float">
            <text:p>1296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dahan</text:p>
          </table:table-cell>
          <table:table-cell office:value-type="float" office:value="122409" calcext:value-type="float">
            <text:p>122409</text:p>
          </table:table-cell>
          <table:table-cell office:value-type="float" office:value="121305" calcext:value-type="float">
            <text:p>121305</text:p>
          </table:table-cell>
          <table:table-cell office:value-type="float" office:value="119993" calcext:value-type="float">
            <text:p>119993</text:p>
          </table:table-cell>
          <table:table-cell office:value-type="float" office:value="118590" calcext:value-type="float">
            <text:p>118590</text:p>
          </table:table-cell>
          <table:table-cell office:value-type="float" office:value="117178" calcext:value-type="float">
            <text:p>117178</text:p>
          </table:table-cell>
          <table:table-cell office:value-type="float" office:value="115750" calcext:value-type="float">
            <text:p>115750</text:p>
          </table:table-cell>
          <table:table-cell office:value-type="float" office:value="114283" calcext:value-type="float">
            <text:p>114283</text:p>
          </table:table-cell>
          <table:table-cell office:value-type="float" office:value="112721" calcext:value-type="float">
            <text:p>112721</text:p>
          </table:table-cell>
          <table:table-cell office:value-type="float" office:value="112242" calcext:value-type="float">
            <text:p>112242</text:p>
          </table:table-cell>
          <table:table-cell office:value-type="float" office:value="108169" calcext:value-type="float">
            <text:p>108169</text:p>
          </table:table-cell>
          <table:table-cell office:value-type="float" office:value="105454" calcext:value-type="float">
            <text:p>1054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alova</text:p>
          </table:table-cell>
          <table:table-cell office:value-type="float" office:value="144923" calcext:value-type="float">
            <text:p>144923</text:p>
          </table:table-cell>
          <table:table-cell office:value-type="float" office:value="150027" calcext:value-type="float">
            <text:p>150027</text:p>
          </table:table-cell>
          <table:table-cell office:value-type="float" office:value="155041" calcext:value-type="float">
            <text:p>155041</text:p>
          </table:table-cell>
          <table:table-cell office:value-type="float" office:value="160099" calcext:value-type="float">
            <text:p>160099</text:p>
          </table:table-cell>
          <table:table-cell office:value-type="float" office:value="165333" calcext:value-type="float">
            <text:p>165333</text:p>
          </table:table-cell>
          <table:table-cell office:value-type="float" office:value="170705" calcext:value-type="float">
            <text:p>170705</text:p>
          </table:table-cell>
          <table:table-cell office:value-type="float" office:value="176207" calcext:value-type="float">
            <text:p>176207</text:p>
          </table:table-cell>
          <table:table-cell office:value-type="float" office:value="181758" calcext:value-type="float">
            <text:p>181758</text:p>
          </table:table-cell>
          <table:table-cell office:value-type="float" office:value="197412" calcext:value-type="float">
            <text:p>197412</text:p>
          </table:table-cell>
          <table:table-cell office:value-type="float" office:value="202531" calcext:value-type="float">
            <text:p>202531</text:p>
          </table:table-cell>
          <table:table-cell office:value-type="float" office:value="203741" calcext:value-type="float">
            <text:p>2037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tvin</text:p>
          </table:table-cell>
          <table:table-cell office:value-type="float" office:value="167909" calcext:value-type="float">
            <text:p>167909</text:p>
          </table:table-cell>
          <table:table-cell office:value-type="float" office:value="168184" calcext:value-type="float">
            <text:p>168184</text:p>
          </table:table-cell>
          <table:table-cell office:value-type="float" office:value="168215" calcext:value-type="float">
            <text:p>168215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53" calcext:value-type="float">
            <text:p>168153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70" calcext:value-type="float">
            <text:p>168170</text:p>
          </table:table-cell>
          <table:table-cell office:value-type="float" office:value="168092" calcext:value-type="float">
            <text:p>168092</text:p>
          </table:table-cell>
          <table:table-cell office:value-type="float" office:value="166584" calcext:value-type="float">
            <text:p>166584</text:p>
          </table:table-cell>
          <table:table-cell office:value-type="float" office:value="165580" calcext:value-type="float">
            <text:p>165580</text:p>
          </table:table-cell>
          <table:table-cell office:value-type="float" office:value="164759" calcext:value-type="float">
            <text:p>1647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ankırı</text:p>
          </table:table-cell>
          <table:table-cell office:value-type="float" office:value="169044" calcext:value-type="float">
            <text:p>169044</text:p>
          </table:table-cell>
          <table:table-cell office:value-type="float" office:value="169955" calcext:value-type="float">
            <text:p>169955</text:p>
          </table:table-cell>
          <table:table-cell office:value-type="float" office:value="170637" calcext:value-type="float">
            <text:p>170637</text:p>
          </table:table-cell>
          <table:table-cell office:value-type="float" office:value="171252" calcext:value-type="float">
            <text:p>171252</text:p>
          </table:table-cell>
          <table:table-cell office:value-type="float" office:value="171924" calcext:value-type="float">
            <text:p>171924</text:p>
          </table:table-cell>
          <table:table-cell office:value-type="float" office:value="172635" calcext:value-type="float">
            <text:p>172635</text:p>
          </table:table-cell>
          <table:table-cell office:value-type="float" office:value="173358" calcext:value-type="float">
            <text:p>173358</text:p>
          </table:table-cell>
          <table:table-cell office:value-type="float" office:value="174012" calcext:value-type="float">
            <text:p>174012</text:p>
          </table:table-cell>
          <table:table-cell office:value-type="float" office:value="176093" calcext:value-type="float">
            <text:p>176093</text:p>
          </table:table-cell>
          <table:table-cell office:value-type="float" office:value="185019" calcext:value-type="float">
            <text:p>185019</text:p>
          </table:table-cell>
          <table:table-cell office:value-type="float" office:value="179067" calcext:value-type="float">
            <text:p>1790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ğdır</text:p>
          </table:table-cell>
          <table:table-cell office:value-type="float" office:value="174285" calcext:value-type="float">
            <text:p>174285</text:p>
          </table:table-cell>
          <table:table-cell office:value-type="float" office:value="175550" calcext:value-type="float">
            <text:p>175550</text:p>
          </table:table-cell>
          <table:table-cell office:value-type="float" office:value="176588" calcext:value-type="float">
            <text:p>176588</text:p>
          </table:table-cell>
          <table:table-cell office:value-type="float" office:value="177563" calcext:value-type="float">
            <text:p>177563</text:p>
          </table:table-cell>
          <table:table-cell office:value-type="float" office:value="178609" calcext:value-type="float">
            <text:p>178609</text:p>
          </table:table-cell>
          <table:table-cell office:value-type="float" office:value="179701" calcext:value-type="float">
            <text:p>179701</text:p>
          </table:table-cell>
          <table:table-cell office:value-type="float" office:value="180815" calcext:value-type="float">
            <text:p>180815</text:p>
          </table:table-cell>
          <table:table-cell office:value-type="float" office:value="181866" calcext:value-type="float">
            <text:p>181866</text:p>
          </table:table-cell>
          <table:table-cell office:value-type="float" office:value="184025" calcext:value-type="float">
            <text:p>184025</text:p>
          </table:table-cell>
          <table:table-cell office:value-type="float" office:value="183486" calcext:value-type="float">
            <text:p>183486</text:p>
          </table:table-cell>
          <table:table-cell office:value-type="float" office:value="184418" calcext:value-type="float">
            <text:p>1844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tın</text:p>
          </table:table-cell>
          <table:table-cell office:value-type="float" office:value="175982" calcext:value-type="float">
            <text:p>175982</text:p>
          </table:table-cell>
          <table:table-cell office:value-type="float" office:value="177060" calcext:value-type="float">
            <text:p>177060</text:p>
          </table:table-cell>
          <table:table-cell office:value-type="float" office:value="177903" calcext:value-type="float">
            <text:p>177903</text:p>
          </table:table-cell>
          <table:table-cell office:value-type="float" office:value="178678" calcext:value-type="float">
            <text:p>178678</text:p>
          </table:table-cell>
          <table:table-cell office:value-type="float" office:value="179519" calcext:value-type="float">
            <text:p>179519</text:p>
          </table:table-cell>
          <table:table-cell office:value-type="float" office:value="180401" calcext:value-type="float">
            <text:p>180401</text:p>
          </table:table-cell>
          <table:table-cell office:value-type="float" office:value="181300" calcext:value-type="float">
            <text:p>181300</text:p>
          </table:table-cell>
          <table:table-cell office:value-type="float" office:value="182131" calcext:value-type="float">
            <text:p>182131</text:p>
          </table:table-cell>
          <table:table-cell office:value-type="float" office:value="185368" calcext:value-type="float">
            <text:p>185368</text:p>
          </table:table-cell>
          <table:table-cell office:value-type="float" office:value="188449" calcext:value-type="float">
            <text:p>188449</text:p>
          </table:table-cell>
          <table:table-cell office:value-type="float" office:value="187758" calcext:value-type="float">
            <text:p>1877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nop</text:p>
          </table:table-cell>
          <table:table-cell office:value-type="float" office:value="194318" calcext:value-type="float">
            <text:p>194318</text:p>
          </table:table-cell>
          <table:table-cell office:value-type="float" office:value="195151" calcext:value-type="float">
            <text:p>195151</text:p>
          </table:table-cell>
          <table:table-cell office:value-type="float" office:value="195715" calcext:value-type="float">
            <text:p>195715</text:p>
          </table:table-cell>
          <table:table-cell office:value-type="float" office:value="196196" calcext:value-type="float">
            <text:p>196196</text:p>
          </table:table-cell>
          <table:table-cell office:value-type="float" office:value="196739" calcext:value-type="float">
            <text:p>196739</text:p>
          </table:table-cell>
          <table:table-cell office:value-type="float" office:value="197319" calcext:value-type="float">
            <text:p>197319</text:p>
          </table:table-cell>
          <table:table-cell office:value-type="float" office:value="197908" calcext:value-type="float">
            <text:p>197908</text:p>
          </table:table-cell>
          <table:table-cell office:value-type="float" office:value="198412" calcext:value-type="float">
            <text:p>198412</text:p>
          </table:table-cell>
          <table:table-cell office:value-type="float" office:value="200791" calcext:value-type="float">
            <text:p>200791</text:p>
          </table:table-cell>
          <table:table-cell office:value-type="float" office:value="201134" calcext:value-type="float">
            <text:p>201134</text:p>
          </table:table-cell>
          <table:table-cell office:value-type="float" office:value="202740" calcext:value-type="float">
            <text:p>2027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lecik</text:p>
          </table:table-cell>
          <table:table-cell office:value-type="float" office:value="197625" calcext:value-type="float">
            <text:p>197625</text:p>
          </table:table-cell>
          <table:table-cell office:value-type="float" office:value="198736" calcext:value-type="float">
            <text:p>198736</text:p>
          </table:table-cell>
          <table:table-cell office:value-type="float" office:value="199580" calcext:value-type="float">
            <text:p>199580</text:p>
          </table:table-cell>
          <table:table-cell office:value-type="float" office:value="200346" calcext:value-type="float">
            <text:p>200346</text:p>
          </table:table-cell>
          <table:table-cell office:value-type="float" office:value="201182" calcext:value-type="float">
            <text:p>201182</text:p>
          </table:table-cell>
          <table:table-cell office:value-type="float" office:value="202063" calcext:value-type="float">
            <text:p>202063</text:p>
          </table:table-cell>
          <table:table-cell office:value-type="float" office:value="202960" calcext:value-type="float">
            <text:p>202960</text:p>
          </table:table-cell>
          <table:table-cell office:value-type="float" office:value="203777" calcext:value-type="float">
            <text:p>203777</text:p>
          </table:table-cell>
          <table:table-cell office:value-type="float" office:value="193169" calcext:value-type="float">
            <text:p>193169</text:p>
          </table:table-cell>
          <table:table-cell office:value-type="float" office:value="202061" calcext:value-type="float">
            <text:p>202061</text:p>
          </table:table-cell>
          <table:table-cell office:value-type="float" office:value="225381" calcext:value-type="float">
            <text:p>2253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abük</text:p>
          </table:table-cell>
          <table:table-cell office:value-type="float" office:value="205172" calcext:value-type="float">
            <text:p>205172</text:p>
          </table:table-cell>
          <table:table-cell office:value-type="float" office:value="207241" calcext:value-type="float">
            <text:p>207241</text:p>
          </table:table-cell>
          <table:table-cell office:value-type="float" office:value="209056" calcext:value-type="float">
            <text:p>209056</text:p>
          </table:table-cell>
          <table:table-cell office:value-type="float" office:value="210812" calcext:value-type="float">
            <text:p>210812</text:p>
          </table:table-cell>
          <table:table-cell office:value-type="float" office:value="212667" calcext:value-type="float">
            <text:p>212667</text:p>
          </table:table-cell>
          <table:table-cell office:value-type="float" office:value="214591" calcext:value-type="float">
            <text:p>214591</text:p>
          </table:table-cell>
          <table:table-cell office:value-type="float" office:value="216557" calcext:value-type="float">
            <text:p>216557</text:p>
          </table:table-cell>
          <table:table-cell office:value-type="float" office:value="218463" calcext:value-type="float">
            <text:p>218463</text:p>
          </table:table-cell>
          <table:table-cell office:value-type="float" office:value="216248" calcext:value-type="float">
            <text:p>216248</text:p>
          </table:table-cell>
          <table:table-cell office:value-type="float" office:value="218564" calcext:value-type="float">
            <text:p>218564</text:p>
          </table:table-cell>
          <table:table-cell office:value-type="float" office:value="227610" calcext:value-type="float">
            <text:p>227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rzincan</text:p>
          </table:table-cell>
          <table:table-cell office:value-type="float" office:value="206815" calcext:value-type="float">
            <text:p>206815</text:p>
          </table:table-cell>
          <table:table-cell office:value-type="float" office:value="208015" calcext:value-type="float">
            <text:p>208015</text:p>
          </table:table-cell>
          <table:table-cell office:value-type="float" office:value="208937" calcext:value-type="float">
            <text:p>208937</text:p>
          </table:table-cell>
          <table:table-cell office:value-type="float" office:value="209779" calcext:value-type="float">
            <text:p>209779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658" calcext:value-type="float">
            <text:p>211658</text:p>
          </table:table-cell>
          <table:table-cell office:value-type="float" office:value="212639" calcext:value-type="float">
            <text:p>212639</text:p>
          </table:table-cell>
          <table:table-cell office:value-type="float" office:value="213538" calcext:value-type="float">
            <text:p>213538</text:p>
          </table:table-cell>
          <table:table-cell office:value-type="float" office:value="210645" calcext:value-type="float">
            <text:p>210645</text:p>
          </table:table-cell>
          <table:table-cell office:value-type="float" office:value="213288" calcext:value-type="float">
            <text:p>213288</text:p>
          </table:table-cell>
          <table:table-cell office:value-type="float" office:value="224949" calcext:value-type="float">
            <text:p>2249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aman</text:p>
          </table:table-cell>
          <table:table-cell office:value-type="float" office:value="214461" calcext:value-type="float">
            <text:p>214461</text:p>
          </table:table-cell>
          <table:table-cell office:value-type="float" office:value="216318" calcext:value-type="float">
            <text:p>216318</text:p>
          </table:table-cell>
          <table:table-cell office:value-type="float" office:value="217902" calcext:value-type="float">
            <text:p>217902</text:p>
          </table:table-cell>
          <table:table-cell office:value-type="float" office:value="219417" calcext:value-type="float">
            <text:p>219417</text:p>
          </table:table-cell>
          <table:table-cell office:value-type="float" office:value="221026" calcext:value-type="float">
            <text:p>221026</text:p>
          </table:table-cell>
          <table:table-cell office:value-type="float" office:value="222700" calcext:value-type="float">
            <text:p>222700</text:p>
          </table:table-cell>
          <table:table-cell office:value-type="float" office:value="224409" calcext:value-type="float">
            <text:p>224409</text:p>
          </table:table-cell>
          <table:table-cell office:value-type="float" office:value="226049" calcext:value-type="float">
            <text:p>226049</text:p>
          </table:table-cell>
          <table:table-cell office:value-type="float" office:value="230145" calcext:value-type="float">
            <text:p>230145</text:p>
          </table:table-cell>
          <table:table-cell office:value-type="float" office:value="231872" calcext:value-type="float">
            <text:p>231872</text:p>
          </table:table-cell>
          <table:table-cell office:value-type="float" office:value="232633" calcext:value-type="float">
            <text:p>2326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şehir</text:p>
          </table:table-cell>
          <table:table-cell office:value-type="float" office:value="221473" calcext:value-type="float">
            <text:p>221473</text:p>
          </table:table-cell>
          <table:table-cell office:value-type="float" office:value="222028" calcext:value-type="float">
            <text:p>222028</text:p>
          </table:table-cell>
          <table:table-cell office:value-type="float" office:value="222267" calcext:value-type="float">
            <text:p>222267</text:p>
          </table:table-cell>
          <table:table-cell office:value-type="float" office:value="222403" calcext:value-type="float">
            <text:p>222403</text:p>
          </table:table-cell>
          <table:table-cell office:value-type="float" office:value="222596" calcext:value-type="float">
            <text:p>222596</text:p>
          </table:table-cell>
          <table:table-cell office:value-type="float" office:value="222824" calcext:value-type="float">
            <text:p>222824</text:p>
          </table:table-cell>
          <table:table-cell office:value-type="float" office:value="223050" calcext:value-type="float">
            <text:p>223050</text:p>
          </table:table-cell>
          <table:table-cell office:value-type="float" office:value="223170" calcext:value-type="float">
            <text:p>223170</text:p>
          </table:table-cell>
          <table:table-cell office:value-type="float" office:value="222735" calcext:value-type="float">
            <text:p>222735</text:p>
          </table:table-cell>
          <table:table-cell office:value-type="float" office:value="223102" calcext:value-type="float">
            <text:p>223102</text:p>
          </table:table-cell>
          <table:table-cell office:value-type="float" office:value="221876" calcext:value-type="float">
            <text:p>2218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kkari</text:p>
          </table:table-cell>
          <table:table-cell office:value-type="float" office:value="223264" calcext:value-type="float">
            <text:p>223264</text:p>
          </table:table-cell>
          <table:table-cell office:value-type="float" office:value="226676" calcext:value-type="float">
            <text:p>226676</text:p>
          </table:table-cell>
          <table:table-cell office:value-type="float" office:value="229839" calcext:value-type="float">
            <text:p>229839</text:p>
          </table:table-cell>
          <table:table-cell office:value-type="float" office:value="232966" calcext:value-type="float">
            <text:p>232966</text:p>
          </table:table-cell>
          <table:table-cell office:value-type="float" office:value="236234" calcext:value-type="float">
            <text:p>236234</text:p>
          </table:table-cell>
          <table:table-cell office:value-type="float" office:value="239606" calcext:value-type="float">
            <text:p>239606</text:p>
          </table:table-cell>
          <table:table-cell office:value-type="float" office:value="243055" calcext:value-type="float">
            <text:p>243055</text:p>
          </table:table-cell>
          <table:table-cell office:value-type="float" office:value="246469" calcext:value-type="float">
            <text:p>246469</text:p>
          </table:table-cell>
          <table:table-cell office:value-type="float" office:value="258590" calcext:value-type="float">
            <text:p>258590</text:p>
          </table:table-cell>
          <table:table-cell office:value-type="float" office:value="256761" calcext:value-type="float">
            <text:p>256761</text:p>
          </table:table-cell>
          <table:table-cell office:value-type="float" office:value="251302" calcext:value-type="float">
            <text:p>2513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ngöl</text:p>
          </table:table-cell>
          <table:table-cell office:value-type="float" office:value="240337" calcext:value-type="float">
            <text:p>240337</text:p>
          </table:table-cell>
          <table:table-cell office:value-type="float" office:value="242183" calcext:value-type="float">
            <text:p>242183</text:p>
          </table:table-cell>
          <table:table-cell office:value-type="float" office:value="243717" calcext:value-type="float">
            <text:p>243717</text:p>
          </table:table-cell>
          <table:table-cell office:value-type="float" office:value="245168" calcext:value-type="float">
            <text:p>245168</text:p>
          </table:table-cell>
          <table:table-cell office:value-type="float" office:value="246718" calcext:value-type="float">
            <text:p>246718</text:p>
          </table:table-cell>
          <table:table-cell office:value-type="float" office:value="248336" calcext:value-type="float">
            <text:p>248336</text:p>
          </table:table-cell>
          <table:table-cell office:value-type="float" office:value="249986" calcext:value-type="float">
            <text:p>249986</text:p>
          </table:table-cell>
          <table:table-cell office:value-type="float" office:value="251552" calcext:value-type="float">
            <text:p>251552</text:p>
          </table:table-cell>
          <table:table-cell office:value-type="float" office:value="256091" calcext:value-type="float">
            <text:p>256091</text:p>
          </table:table-cell>
          <table:table-cell office:value-type="float" office:value="255745" calcext:value-type="float">
            <text:p>255745</text:p>
          </table:table-cell>
          <table:table-cell office:value-type="float" office:value="255170" calcext:value-type="float">
            <text:p>2551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dur</text:p>
          </table:table-cell>
          <table:table-cell office:value-type="float" office:value="246060" calcext:value-type="float">
            <text:p>246060</text:p>
          </table:table-cell>
          <table:table-cell office:value-type="float" office:value="247106" calcext:value-type="float">
            <text:p>247106</text:p>
          </table:table-cell>
          <table:table-cell office:value-type="float" office:value="247811" calcext:value-type="float">
            <text:p>247811</text:p>
          </table:table-cell>
          <table:table-cell office:value-type="float" office:value="248412" calcext:value-type="float">
            <text:p>248412</text:p>
          </table:table-cell>
          <table:table-cell office:value-type="float" office:value="249090" calcext:value-type="float">
            <text:p>249090</text:p>
          </table:table-cell>
          <table:table-cell office:value-type="float" office:value="249816" calcext:value-type="float">
            <text:p>249816</text:p>
          </table:table-cell>
          <table:table-cell office:value-type="float" office:value="250552" calcext:value-type="float">
            <text:p>250552</text:p>
          </table:table-cell>
          <table:table-cell office:value-type="float" office:value="251181" calcext:value-type="float">
            <text:p>251181</text:p>
          </table:table-cell>
          <table:table-cell office:value-type="float" office:value="247437" calcext:value-type="float">
            <text:p>247437</text:p>
          </table:table-cell>
          <table:table-cell office:value-type="float" office:value="251550" calcext:value-type="float">
            <text:p>251550</text:p>
          </table:table-cell>
          <table:table-cell office:value-type="float" office:value="258868" calcext:value-type="float">
            <text:p>2588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lu</text:p>
          </table:table-cell>
          <table:table-cell office:value-type="float" office:value="255576" calcext:value-type="float">
            <text:p>255576</text:p>
          </table:table-cell>
          <table:table-cell office:value-type="float" office:value="257926" calcext:value-type="float">
            <text:p>257926</text:p>
          </table:table-cell>
          <table:table-cell office:value-type="float" office:value="259953" calcext:value-type="float">
            <text:p>259953</text:p>
          </table:table-cell>
          <table:table-cell office:value-type="float" office:value="261902" calcext:value-type="float">
            <text:p>261902</text:p>
          </table:table-cell>
          <table:table-cell office:value-type="float" office:value="263967" calcext:value-type="float">
            <text:p>263967</text:p>
          </table:table-cell>
          <table:table-cell office:value-type="float" office:value="266114" calcext:value-type="float">
            <text:p>266114</text:p>
          </table:table-cell>
          <table:table-cell office:value-type="float" office:value="268305" calcext:value-type="float">
            <text:p>268305</text:p>
          </table:table-cell>
          <table:table-cell office:value-type="float" office:value="270417" calcext:value-type="float">
            <text:p>270417</text:p>
          </table:table-cell>
          <table:table-cell office:value-type="float" office:value="268882" calcext:value-type="float">
            <text:p>268882</text:p>
          </table:table-cell>
          <table:table-cell office:value-type="float" office:value="271545" calcext:value-type="float">
            <text:p>271545</text:p>
          </table:table-cell>
          <table:table-cell office:value-type="float" office:value="271208" calcext:value-type="float">
            <text:p>2712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irt</text:p>
          </table:table-cell>
          <table:table-cell office:value-type="float" office:value="270832" calcext:value-type="float">
            <text:p>270832</text:p>
          </table:table-cell>
          <table:table-cell office:value-type="float" office:value="273982" calcext:value-type="float">
            <text:p>273982</text:p>
          </table:table-cell>
          <table:table-cell office:value-type="float" office:value="276806" calcext:value-type="float">
            <text:p>276806</text:p>
          </table:table-cell>
          <table:table-cell office:value-type="float" office:value="279562" calcext:value-type="float">
            <text:p>279562</text:p>
          </table:table-cell>
          <table:table-cell office:value-type="float" office:value="282461" calcext:value-type="float">
            <text:p>282461</text:p>
          </table:table-cell>
          <table:table-cell office:value-type="float" office:value="285462" calcext:value-type="float">
            <text:p>285462</text:p>
          </table:table-cell>
          <table:table-cell office:value-type="float" office:value="288529" calcext:value-type="float">
            <text:p>288529</text:p>
          </table:table-cell>
          <table:table-cell office:value-type="float" office:value="291528" calcext:value-type="float">
            <text:p>291528</text:p>
          </table:table-cell>
          <table:table-cell office:value-type="float" office:value="299819" calcext:value-type="float">
            <text:p>299819</text:p>
          </table:table-cell>
          <table:table-cell office:value-type="float" office:value="303622" calcext:value-type="float">
            <text:p>303622</text:p>
          </table:table-cell>
          <table:table-cell office:value-type="float" office:value="300695" calcext:value-type="float">
            <text:p>3006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evşehir</text:p>
          </table:table-cell>
          <table:table-cell office:value-type="float" office:value="275262" calcext:value-type="float">
            <text:p>275262</text:p>
          </table:table-cell>
          <table:table-cell office:value-type="float" office:value="276309" calcext:value-type="float">
            <text:p>276309</text:p>
          </table:table-cell>
          <table:table-cell office:value-type="float" office:value="276971" calcext:value-type="float">
            <text:p>276971</text:p>
          </table:table-cell>
          <table:table-cell office:value-type="float" office:value="277514" calcext:value-type="float">
            <text:p>277514</text:p>
          </table:table-cell>
          <table:table-cell office:value-type="float" office:value="278138" calcext:value-type="float">
            <text:p>278138</text:p>
          </table:table-cell>
          <table:table-cell office:value-type="float" office:value="278814" calcext:value-type="float">
            <text:p>278814</text:p>
          </table:table-cell>
          <table:table-cell office:value-type="float" office:value="279498" calcext:value-type="float">
            <text:p>279498</text:p>
          </table:table-cell>
          <table:table-cell office:value-type="float" office:value="280058" calcext:value-type="float">
            <text:p>280058</text:p>
          </table:table-cell>
          <table:table-cell office:value-type="float" office:value="281699" calcext:value-type="float">
            <text:p>281699</text:p>
          </table:table-cell>
          <table:table-cell office:value-type="float" office:value="284025" calcext:value-type="float">
            <text:p>284025</text:p>
          </table:table-cell>
          <table:table-cell office:value-type="float" office:value="282337" calcext:value-type="float">
            <text:p>2823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ıkkale</text:p>
          </table:table-cell>
          <table:table-cell office:value-type="float" office:value="287427" calcext:value-type="float">
            <text:p>287427</text:p>
          </table:table-cell>
          <table:table-cell office:value-type="float" office:value="286900" calcext:value-type="float">
            <text:p>286900</text:p>
          </table:table-cell>
          <table:table-cell office:value-type="float" office:value="285933" calcext:value-type="float">
            <text:p>285933</text:p>
          </table:table-cell>
          <table:table-cell office:value-type="float" office:value="284803" calcext:value-type="float">
            <text:p>284803</text:p>
          </table:table-cell>
          <table:table-cell office:value-type="float" office:value="283711" calcext:value-type="float">
            <text:p>283711</text:p>
          </table:table-cell>
          <table:table-cell office:value-type="float" office:value="282633" calcext:value-type="float">
            <text:p>282633</text:p>
          </table:table-cell>
          <table:table-cell office:value-type="float" office:value="281518" calcext:value-type="float">
            <text:p>281518</text:p>
          </table:table-cell>
          <table:table-cell office:value-type="float" office:value="280234" calcext:value-type="float">
            <text:p>280234</text:p>
          </table:table-cell>
          <table:table-cell office:value-type="float" office:value="279325" calcext:value-type="float">
            <text:p>279325</text:p>
          </table:table-cell>
          <table:table-cell office:value-type="float" office:value="280834" calcext:value-type="float">
            <text:p>280834</text:p>
          </table:table-cell>
          <table:table-cell office:value-type="float" office:value="276647" calcext:value-type="float">
            <text:p>2766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üzce</text:p>
          </table:table-cell>
          <table:table-cell office:value-type="float" office:value="296712" calcext:value-type="float">
            <text:p>296712</text:p>
          </table:table-cell>
          <table:table-cell office:value-type="float" office:value="300686" calcext:value-type="float">
            <text:p>300686</text:p>
          </table:table-cell>
          <table:table-cell office:value-type="float" office:value="304316" calcext:value-type="float">
            <text:p>304316</text:p>
          </table:table-cell>
          <table:table-cell office:value-type="float" office:value="307884" calcext:value-type="float">
            <text:p>307884</text:p>
          </table:table-cell>
          <table:table-cell office:value-type="float" office:value="311623" calcext:value-type="float">
            <text:p>311623</text:p>
          </table:table-cell>
          <table:table-cell office:value-type="float" office:value="315487" calcext:value-type="float">
            <text:p>315487</text:p>
          </table:table-cell>
          <table:table-cell office:value-type="float" office:value="319438" calcext:value-type="float">
            <text:p>319438</text:p>
          </table:table-cell>
          <table:table-cell office:value-type="float" office:value="323328" calcext:value-type="float">
            <text:p>323328</text:p>
          </table:table-cell>
          <table:table-cell office:value-type="float" office:value="328611" calcext:value-type="float">
            <text:p>328611</text:p>
          </table:table-cell>
          <table:table-cell office:value-type="float" office:value="335156" calcext:value-type="float">
            <text:p>335156</text:p>
          </table:table-cell>
          <table:table-cell office:value-type="float" office:value="338188" calcext:value-type="float">
            <text:p>3381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ze</text:p>
          </table:table-cell>
          <table:table-cell office:value-type="float" office:value="307133" calcext:value-type="float">
            <text:p>307133</text:p>
          </table:table-cell>
          <table:table-cell office:value-type="float" office:value="308800" calcext:value-type="float">
            <text:p>308800</text:p>
          </table:table-cell>
          <table:table-cell office:value-type="float" office:value="310052" calcext:value-type="float">
            <text:p>310052</text:p>
          </table:table-cell>
          <table:table-cell office:value-type="float" office:value="311181" calcext:value-type="float">
            <text:p>311181</text:p>
          </table:table-cell>
          <table:table-cell office:value-type="float" office:value="312417" calcext:value-type="float">
            <text:p>312417</text:p>
          </table:table-cell>
          <table:table-cell office:value-type="float" office:value="313722" calcext:value-type="float">
            <text:p>313722</text:p>
          </table:table-cell>
          <table:table-cell office:value-type="float" office:value="315049" calcext:value-type="float">
            <text:p>315049</text:p>
          </table:table-cell>
          <table:table-cell office:value-type="float" office:value="316252" calcext:value-type="float">
            <text:p>316252</text:p>
          </table:table-cell>
          <table:table-cell office:value-type="float" office:value="319410" calcext:value-type="float">
            <text:p>319410</text:p>
          </table:table-cell>
          <table:table-cell office:value-type="float" office:value="319569" calcext:value-type="float">
            <text:p>319569</text:p>
          </table:table-cell>
          <table:table-cell office:value-type="float" office:value="319637" calcext:value-type="float">
            <text:p>3196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tlis</text:p>
          </table:table-cell>
          <table:table-cell office:value-type="float" office:value="318886" calcext:value-type="float">
            <text:p>318886</text:p>
          </table:table-cell>
          <table:table-cell office:value-type="float" office:value="320555" calcext:value-type="float">
            <text:p>320555</text:p>
          </table:table-cell>
          <table:table-cell office:value-type="float" office:value="321791" calcext:value-type="float">
            <text:p>321791</text:p>
          </table:table-cell>
          <table:table-cell office:value-type="float" office:value="322898" calcext:value-type="float">
            <text:p>322898</text:p>
          </table:table-cell>
          <table:table-cell office:value-type="float" office:value="324114" calcext:value-type="float">
            <text:p>324114</text:p>
          </table:table-cell>
          <table:table-cell office:value-type="float" office:value="325401" calcext:value-type="float">
            <text:p>325401</text:p>
          </table:table-cell>
          <table:table-cell office:value-type="float" office:value="326709" calcext:value-type="float">
            <text:p>326709</text:p>
          </table:table-cell>
          <table:table-cell office:value-type="float" office:value="327886" calcext:value-type="float">
            <text:p>327886</text:p>
          </table:table-cell>
          <table:table-cell office:value-type="float" office:value="326897" calcext:value-type="float">
            <text:p>326897</text:p>
          </table:table-cell>
          <table:table-cell office:value-type="float" office:value="328489" calcext:value-type="float">
            <text:p>328489</text:p>
          </table:table-cell>
          <table:table-cell office:value-type="float" office:value="328767" calcext:value-type="float">
            <text:p>3287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şak</text:p>
          </table:table-cell>
          <table:table-cell office:value-type="float" office:value="320535" calcext:value-type="float">
            <text:p>320535</text:p>
          </table:table-cell>
          <table:table-cell office:value-type="float" office:value="322814" calcext:value-type="float">
            <text:p>322814</text:p>
          </table:table-cell>
          <table:table-cell office:value-type="float" office:value="324673" calcext:value-type="float">
            <text:p>324673</text:p>
          </table:table-cell>
          <table:table-cell office:value-type="float" office:value="326417" calcext:value-type="float">
            <text:p>326417</text:p>
          </table:table-cell>
          <table:table-cell office:value-type="float" office:value="328287" calcext:value-type="float">
            <text:p>328287</text:p>
          </table:table-cell>
          <table:table-cell office:value-type="float" office:value="330243" calcext:value-type="float">
            <text:p>330243</text:p>
          </table:table-cell>
          <table:table-cell office:value-type="float" office:value="332237" calcext:value-type="float">
            <text:p>332237</text:p>
          </table:table-cell>
          <table:table-cell office:value-type="float" office:value="334115" calcext:value-type="float">
            <text:p>334115</text:p>
          </table:table-cell>
          <table:table-cell office:value-type="float" office:value="334111" calcext:value-type="float">
            <text:p>334111</text:p>
          </table:table-cell>
          <table:table-cell office:value-type="float" office:value="335860" calcext:value-type="float">
            <text:p>335860</text:p>
          </table:table-cell>
          <table:table-cell office:value-type="float" office:value="338019" calcext:value-type="float">
            <text:p>3380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ğde</text:p>
          </table:table-cell>
          <table:table-cell office:value-type="float" office:value="321330" calcext:value-type="float">
            <text:p>321330</text:p>
          </table:table-cell>
          <table:table-cell office:value-type="float" office:value="323181" calcext:value-type="float">
            <text:p>323181</text:p>
          </table:table-cell>
          <table:table-cell office:value-type="float" office:value="324600" calcext:value-type="float">
            <text:p>324600</text:p>
          </table:table-cell>
          <table:table-cell office:value-type="float" office:value="325894" calcext:value-type="float">
            <text:p>325894</text:p>
          </table:table-cell>
          <table:table-cell office:value-type="float" office:value="327302" calcext:value-type="float">
            <text:p>327302</text:p>
          </table:table-cell>
          <table:table-cell office:value-type="float" office:value="328786" calcext:value-type="float">
            <text:p>328786</text:p>
          </table:table-cell>
          <table:table-cell office:value-type="float" office:value="330295" calcext:value-type="float">
            <text:p>330295</text:p>
          </table:table-cell>
          <table:table-cell office:value-type="float" office:value="331677" calcext:value-type="float">
            <text:p>331677</text:p>
          </table:table-cell>
          <table:table-cell office:value-type="float" office:value="338447" calcext:value-type="float">
            <text:p>338447</text:p>
          </table:table-cell>
          <table:table-cell office:value-type="float" office:value="339921" calcext:value-type="float">
            <text:p>339921</text:p>
          </table:table-cell>
          <table:table-cell office:value-type="float" office:value="337931" calcext:value-type="float">
            <text:p>3379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klareli</text:p>
          </table:table-cell>
          <table:table-cell office:value-type="float" office:value="323427" calcext:value-type="float">
            <text:p>323427</text:p>
          </table:table-cell>
          <table:table-cell office:value-type="float" office:value="325213" calcext:value-type="float">
            <text:p>325213</text:p>
          </table:table-cell>
          <table:table-cell office:value-type="float" office:value="326561" calcext:value-type="float">
            <text:p>326561</text:p>
          </table:table-cell>
          <table:table-cell office:value-type="float" office:value="327782" calcext:value-type="float">
            <text:p>327782</text:p>
          </table:table-cell>
          <table:table-cell office:value-type="float" office:value="329116" calcext:value-type="float">
            <text:p>329116</text:p>
          </table:table-cell>
          <table:table-cell office:value-type="float" office:value="330523" calcext:value-type="float">
            <text:p>330523</text:p>
          </table:table-cell>
          <table:table-cell office:value-type="float" office:value="331955" calcext:value-type="float">
            <text:p>331955</text:p>
          </table:table-cell>
          <table:table-cell office:value-type="float" office:value="333256" calcext:value-type="float">
            <text:p>333256</text:p>
          </table:table-cell>
          <table:table-cell office:value-type="float" office:value="336942" calcext:value-type="float">
            <text:p>336942</text:p>
          </table:table-cell>
          <table:table-cell office:value-type="float" office:value="333179" calcext:value-type="float">
            <text:p>333179</text:p>
          </table:table-cell>
          <table:table-cell office:value-type="float" office:value="332791" calcext:value-type="float">
            <text:p>332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s</text:p>
          </table:table-cell>
          <table:table-cell office:value-type="float" office:value="326292" calcext:value-type="float">
            <text:p>326292</text:p>
          </table:table-cell>
          <table:table-cell office:value-type="float" office:value="324908" calcext:value-type="float">
            <text:p>324908</text:p>
          </table:table-cell>
          <table:table-cell office:value-type="float" office:value="323005" calcext:value-type="float">
            <text:p>323005</text:p>
          </table:table-cell>
          <table:table-cell office:value-type="float" office:value="320898" calcext:value-type="float">
            <text:p>320898</text:p>
          </table:table-cell>
          <table:table-cell office:value-type="float" office:value="318812" calcext:value-type="float">
            <text:p>318812</text:p>
          </table:table-cell>
          <table:table-cell office:value-type="float" office:value="316723" calcext:value-type="float">
            <text:p>316723</text:p>
          </table:table-cell>
          <table:table-cell office:value-type="float" office:value="314570" calcext:value-type="float">
            <text:p>314570</text:p>
          </table:table-cell>
          <table:table-cell office:value-type="float" office:value="312205" calcext:value-type="float">
            <text:p>312205</text:p>
          </table:table-cell>
          <table:table-cell office:value-type="float" office:value="312128" calcext:value-type="float">
            <text:p>312128</text:p>
          </table:table-cell>
          <table:table-cell office:value-type="float" office:value="306536" calcext:value-type="float">
            <text:p>306536</text:p>
          </table:table-cell>
          <table:table-cell office:value-type="float" office:value="301766" calcext:value-type="float">
            <text:p>3017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sya</text:p>
          </table:table-cell>
          <table:table-cell office:value-type="float" office:value="333927" calcext:value-type="float">
            <text:p>333927</text:p>
          </table:table-cell>
          <table:table-cell office:value-type="float" office:value="333768" calcext:value-type="float">
            <text:p>333768</text:p>
          </table:table-cell>
          <table:table-cell office:value-type="float" office:value="333110" calcext:value-type="float">
            <text:p>333110</text:p>
          </table:table-cell>
          <table:table-cell office:value-type="float" office:value="332271" calcext:value-type="float">
            <text:p>332271</text:p>
          </table:table-cell>
          <table:table-cell office:value-type="float" office:value="331491" calcext:value-type="float">
            <text:p>331491</text:p>
          </table:table-cell>
          <table:table-cell office:value-type="float" office:value="330739" calcext:value-type="float">
            <text:p>330739</text:p>
          </table:table-cell>
          <table:table-cell office:value-type="float" office:value="329956" calcext:value-type="float">
            <text:p>329956</text:p>
          </table:table-cell>
          <table:table-cell office:value-type="float" office:value="328674" calcext:value-type="float">
            <text:p>328674</text:p>
          </table:table-cell>
          <table:table-cell office:value-type="float" office:value="323675" calcext:value-type="float">
            <text:p>323675</text:p>
          </table:table-cell>
          <table:table-cell office:value-type="float" office:value="324268" calcext:value-type="float">
            <text:p>324268</text:p>
          </table:table-cell>
          <table:table-cell office:value-type="float" office:value="334786" calcext:value-type="float">
            <text:p>3347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ksaray</text:p>
          </table:table-cell>
          <table:table-cell office:value-type="float" office:value="351474" calcext:value-type="float">
            <text:p>351474</text:p>
          </table:table-cell>
          <table:table-cell office:value-type="float" office:value="353939" calcext:value-type="float">
            <text:p>353939</text:p>
          </table:table-cell>
          <table:table-cell office:value-type="float" office:value="355942" calcext:value-type="float">
            <text:p>355942</text:p>
          </table:table-cell>
          <table:table-cell office:value-type="float" office:value="357819" calcext:value-type="float">
            <text:p>357819</text:p>
          </table:table-cell>
          <table:table-cell office:value-type="float" office:value="359834" calcext:value-type="float">
            <text:p>359834</text:p>
          </table:table-cell>
          <table:table-cell office:value-type="float" office:value="361941" calcext:value-type="float">
            <text:p>361941</text:p>
          </table:table-cell>
          <table:table-cell office:value-type="float" office:value="364089" calcext:value-type="float">
            <text:p>364089</text:p>
          </table:table-cell>
          <table:table-cell office:value-type="float" office:value="366109" calcext:value-type="float">
            <text:p>366109</text:p>
          </table:table-cell>
          <table:table-cell office:value-type="float" office:value="370598" calcext:value-type="float">
            <text:p>370598</text:p>
          </table:table-cell>
          <table:table-cell office:value-type="float" office:value="376907" calcext:value-type="float">
            <text:p>376907</text:p>
          </table:table-cell>
          <table:table-cell office:value-type="float" office:value="377505" calcext:value-type="float">
            <text:p>3775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stamonu</text:p>
          </table:table-cell>
          <table:table-cell office:value-type="float" office:value="351582" calcext:value-type="float">
            <text:p>351582</text:p>
          </table:table-cell>
          <table:table-cell office:value-type="float" office:value="353271" calcext:value-type="float">
            <text:p>353271</text:p>
          </table:table-cell>
          <table:table-cell office:value-type="float" office:value="354479" calcext:value-type="float">
            <text:p>354479</text:p>
          </table:table-cell>
          <table:table-cell office:value-type="float" office:value="355541" calcext:value-type="float">
            <text:p>355541</text:p>
          </table:table-cell>
          <table:table-cell office:value-type="float" office:value="356719" calcext:value-type="float">
            <text:p>356719</text:p>
          </table:table-cell>
          <table:table-cell office:value-type="float" office:value="357972" calcext:value-type="float">
            <text:p>357972</text:p>
          </table:table-cell>
          <table:table-cell office:value-type="float" office:value="359243" calcext:value-type="float">
            <text:p>359243</text:p>
          </table:table-cell>
          <table:table-cell office:value-type="float" office:value="360366" calcext:value-type="float">
            <text:p>360366</text:p>
          </table:table-cell>
          <table:table-cell office:value-type="float" office:value="360424" calcext:value-type="float">
            <text:p>360424</text:p>
          </table:table-cell>
          <table:table-cell office:value-type="float" office:value="359823" calcext:value-type="float">
            <text:p>359823</text:p>
          </table:table-cell>
          <table:table-cell office:value-type="float" office:value="361222" calcext:value-type="float">
            <text:p>3612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Şırnak</text:p>
          </table:table-cell>
          <table:table-cell office:value-type="float" office:value="362700" calcext:value-type="float">
            <text:p>362700</text:p>
          </table:table-cell>
          <table:table-cell office:value-type="float" office:value="370314" calcext:value-type="float">
            <text:p>370314</text:p>
          </table:table-cell>
          <table:table-cell office:value-type="float" office:value="377574" calcext:value-type="float">
            <text:p>377574</text:p>
          </table:table-cell>
          <table:table-cell office:value-type="float" office:value="384824" calcext:value-type="float">
            <text:p>384824</text:p>
          </table:table-cell>
          <table:table-cell office:value-type="float" office:value="392364" calcext:value-type="float">
            <text:p>392364</text:p>
          </table:table-cell>
          <table:table-cell office:value-type="float" office:value="400123" calcext:value-type="float">
            <text:p>400123</text:p>
          </table:table-cell>
          <table:table-cell office:value-type="float" office:value="408065" calcext:value-type="float">
            <text:p>408065</text:p>
          </table:table-cell>
          <table:table-cell office:value-type="float" office:value="416001" calcext:value-type="float">
            <text:p>416001</text:p>
          </table:table-cell>
          <table:table-cell office:value-type="float" office:value="429287" calcext:value-type="float">
            <text:p>429287</text:p>
          </table:table-cell>
          <table:table-cell office:value-type="float" office:value="430424" calcext:value-type="float">
            <text:p>430424</text:p>
          </table:table-cell>
          <table:table-cell office:value-type="float" office:value="430109" calcext:value-type="float">
            <text:p>430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dirne</text:p>
          </table:table-cell>
          <table:table-cell office:value-type="float" office:value="392134" calcext:value-type="float">
            <text:p>392134</text:p>
          </table:table-cell>
          <table:table-cell office:value-type="float" office:value="393292" calcext:value-type="float">
            <text:p>393292</text:p>
          </table:table-cell>
          <table:table-cell office:value-type="float" office:value="393896" calcext:value-type="float">
            <text:p>393896</text:p>
          </table:table-cell>
          <table:table-cell office:value-type="float" office:value="394320" calcext:value-type="float">
            <text:p>394320</text:p>
          </table:table-cell>
          <table:table-cell office:value-type="float" office:value="394852" calcext:value-type="float">
            <text:p>394852</text:p>
          </table:table-cell>
          <table:table-cell office:value-type="float" office:value="395449" calcext:value-type="float">
            <text:p>395449</text:p>
          </table:table-cell>
          <table:table-cell office:value-type="float" office:value="396047" calcext:value-type="float">
            <text:p>396047</text:p>
          </table:table-cell>
          <table:table-cell office:value-type="float" office:value="396462" calcext:value-type="float">
            <text:p>396462</text:p>
          </table:table-cell>
          <table:table-cell office:value-type="float" office:value="394644" calcext:value-type="float">
            <text:p>394644</text:p>
          </table:table-cell>
          <table:table-cell office:value-type="float" office:value="395463" calcext:value-type="float">
            <text:p>395463</text:p>
          </table:table-cell>
          <table:table-cell office:value-type="float" office:value="390428" calcext:value-type="float">
            <text:p>3904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ş</text:p>
          </table:table-cell>
          <table:table-cell office:value-type="float" office:value="403236" calcext:value-type="float">
            <text:p>403236</text:p>
          </table:table-cell>
          <table:table-cell office:value-type="float" office:value="404138" calcext:value-type="float">
            <text:p>404138</text:p>
          </table:table-cell>
          <table:table-cell office:value-type="float" office:value="404462" calcext:value-type="float">
            <text:p>404462</text:p>
          </table:table-cell>
          <table:table-cell office:value-type="float" office:value="404596" calcext:value-type="float">
            <text:p>404596</text:p>
          </table:table-cell>
          <table:table-cell office:value-type="float" office:value="404832" calcext:value-type="float">
            <text:p>404832</text:p>
          </table:table-cell>
          <table:table-cell office:value-type="float" office:value="405127" calcext:value-type="float">
            <text:p>405127</text:p>
          </table:table-cell>
          <table:table-cell office:value-type="float" office:value="405416" calcext:value-type="float">
            <text:p>405416</text:p>
          </table:table-cell>
          <table:table-cell office:value-type="float" office:value="405509" calcext:value-type="float">
            <text:p>405509</text:p>
          </table:table-cell>
          <table:table-cell office:value-type="float" office:value="404309" calcext:value-type="float">
            <text:p>404309</text:p>
          </table:table-cell>
          <table:table-cell office:value-type="float" office:value="404484" calcext:value-type="float">
            <text:p>404484</text:p>
          </table:table-cell>
          <table:table-cell office:value-type="float" office:value="406886" calcext:value-type="float">
            <text:p>4068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man</text:p>
          </table:table-cell>
          <table:table-cell office:value-type="float" office:value="408820" calcext:value-type="float">
            <text:p>408820</text:p>
          </table:table-cell>
          <table:table-cell office:value-type="float" office:value="418186" calcext:value-type="float">
            <text:p>418186</text:p>
          </table:table-cell>
          <table:table-cell office:value-type="float" office:value="427172" calcext:value-type="float">
            <text:p>427172</text:p>
          </table:table-cell>
          <table:table-cell office:value-type="float" office:value="436165" calcext:value-type="float">
            <text:p>436165</text:p>
          </table:table-cell>
          <table:table-cell office:value-type="float" office:value="445508" calcext:value-type="float">
            <text:p>445508</text:p>
          </table:table-cell>
          <table:table-cell office:value-type="float" office:value="455118" calcext:value-type="float">
            <text:p>455118</text:p>
          </table:table-cell>
          <table:table-cell office:value-type="float" office:value="464954" calcext:value-type="float">
            <text:p>464954</text:p>
          </table:table-cell>
          <table:table-cell office:value-type="float" office:value="472487" calcext:value-type="float">
            <text:p>472487</text:p>
          </table:table-cell>
          <table:table-cell office:value-type="float" office:value="485616" calcext:value-type="float">
            <text:p>485616</text:p>
          </table:table-cell>
          <table:table-cell office:value-type="float" office:value="497998" calcext:value-type="float">
            <text:p>497998</text:p>
          </table:table-cell>
          <table:table-cell office:value-type="float" office:value="510200" calcext:value-type="float">
            <text:p>510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resun</text:p>
          </table:table-cell>
          <table:table-cell office:value-type="float" office:value="410946" calcext:value-type="float">
            <text:p>410946</text:p>
          </table:table-cell>
          <table:table-cell office:value-type="float" office:value="412428" calcext:value-type="float">
            <text:p>412428</text:p>
          </table:table-cell>
          <table:table-cell office:value-type="float" office:value="413335" calcext:value-type="float">
            <text:p>413335</text:p>
          </table:table-cell>
          <table:table-cell office:value-type="float" office:value="414062" calcext:value-type="float">
            <text:p>414062</text:p>
          </table:table-cell>
          <table:table-cell office:value-type="float" office:value="414909" calcext:value-type="float">
            <text:p>414909</text:p>
          </table:table-cell>
          <table:table-cell office:value-type="float" office:value="415830" calcext:value-type="float">
            <text:p>415830</text:p>
          </table:table-cell>
          <table:table-cell office:value-type="float" office:value="416760" calcext:value-type="float">
            <text:p>416760</text:p>
          </table:table-cell>
          <table:table-cell office:value-type="float" office:value="417505" calcext:value-type="float">
            <text:p>417505</text:p>
          </table:table-cell>
          <table:table-cell office:value-type="float" office:value="421766" calcext:value-type="float">
            <text:p>421766</text:p>
          </table:table-cell>
          <table:table-cell office:value-type="float" office:value="421860" calcext:value-type="float">
            <text:p>421860</text:p>
          </table:table-cell>
          <table:table-cell office:value-type="float" office:value="419256" calcext:value-type="float">
            <text:p>4192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smaniye</text:p>
          </table:table-cell>
          <table:table-cell office:value-type="float" office:value="411163" calcext:value-type="float">
            <text:p>411163</text:p>
          </table:table-cell>
          <table:table-cell office:value-type="float" office:value="417418" calcext:value-type="float">
            <text:p>417418</text:p>
          </table:table-cell>
          <table:table-cell office:value-type="float" office:value="423214" calcext:value-type="float">
            <text:p>423214</text:p>
          </table:table-cell>
          <table:table-cell office:value-type="float" office:value="428943" calcext:value-type="float">
            <text:p>428943</text:p>
          </table:table-cell>
          <table:table-cell office:value-type="float" office:value="434930" calcext:value-type="float">
            <text:p>434930</text:p>
          </table:table-cell>
          <table:table-cell office:value-type="float" office:value="441108" calcext:value-type="float">
            <text:p>441108</text:p>
          </table:table-cell>
          <table:table-cell office:value-type="float" office:value="447428" calcext:value-type="float">
            <text:p>447428</text:p>
          </table:table-cell>
          <table:table-cell office:value-type="float" office:value="452880" calcext:value-type="float">
            <text:p>452880</text:p>
          </table:table-cell>
          <table:table-cell office:value-type="float" office:value="464704" calcext:value-type="float">
            <text:p>464704</text:p>
          </table:table-cell>
          <table:table-cell office:value-type="float" office:value="471804" calcext:value-type="float">
            <text:p>471804</text:p>
          </table:table-cell>
          <table:table-cell office:value-type="float" office:value="479221" calcext:value-type="float">
            <text:p>4792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parta</text:p>
          </table:table-cell>
          <table:table-cell office:value-type="float" office:value="418507" calcext:value-type="float">
            <text:p>418507</text:p>
          </table:table-cell>
          <table:table-cell office:value-type="float" office:value="419307" calcext:value-type="float">
            <text:p>419307</text:p>
          </table:table-cell>
          <table:table-cell office:value-type="float" office:value="419505" calcext:value-type="float">
            <text:p>419505</text:p>
          </table:table-cell>
          <table:table-cell office:value-type="float" office:value="419502" calcext:value-type="float">
            <text:p>419502</text:p>
          </table:table-cell>
          <table:table-cell office:value-type="float" office:value="419601" calcext:value-type="float">
            <text:p>419601</text:p>
          </table:table-cell>
          <table:table-cell office:value-type="float" office:value="419758" calcext:value-type="float">
            <text:p>419758</text:p>
          </table:table-cell>
          <table:table-cell office:value-type="float" office:value="419905" calcext:value-type="float">
            <text:p>419905</text:p>
          </table:table-cell>
          <table:table-cell office:value-type="float" office:value="419845" calcext:value-type="float">
            <text:p>419845</text:p>
          </table:table-cell>
          <table:table-cell office:value-type="float" office:value="407463" calcext:value-type="float">
            <text:p>407463</text:p>
          </table:table-cell>
          <table:table-cell office:value-type="float" office:value="420796" calcext:value-type="float">
            <text:p>420796</text:p>
          </table:table-cell>
          <table:table-cell office:value-type="float" office:value="448298" calcext:value-type="float">
            <text:p>4482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anakkale</text:p>
          </table:table-cell>
          <table:table-cell office:value-type="float" office:value="449418" calcext:value-type="float">
            <text:p>449418</text:p>
          </table:table-cell>
          <table:table-cell office:value-type="float" office:value="453632" calcext:value-type="float">
            <text:p>453632</text:p>
          </table:table-cell>
          <table:table-cell office:value-type="float" office:value="457280" calcext:value-type="float">
            <text:p>457280</text:p>
          </table:table-cell>
          <table:table-cell office:value-type="float" office:value="460792" calcext:value-type="float">
            <text:p>460792</text:p>
          </table:table-cell>
          <table:table-cell office:value-type="float" office:value="464511" calcext:value-type="float">
            <text:p>464511</text:p>
          </table:table-cell>
          <table:table-cell office:value-type="float" office:value="468375" calcext:value-type="float">
            <text:p>468375</text:p>
          </table:table-cell>
          <table:table-cell office:value-type="float" office:value="472320" calcext:value-type="float">
            <text:p>472320</text:p>
          </table:table-cell>
          <table:table-cell office:value-type="float" office:value="476128" calcext:value-type="float">
            <text:p>476128</text:p>
          </table:table-cell>
          <table:table-cell office:value-type="float" office:value="474791" calcext:value-type="float">
            <text:p>474791</text:p>
          </table:table-cell>
          <table:table-cell office:value-type="float" office:value="477735" calcext:value-type="float">
            <text:p>477735</text:p>
          </table:table-cell>
          <table:table-cell office:value-type="float" office:value="490397" calcext:value-type="float">
            <text:p>4903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azığ</text:p>
          </table:table-cell>
          <table:table-cell office:value-type="float" office:value="517551" calcext:value-type="float">
            <text:p>517551</text:p>
          </table:table-cell>
          <table:table-cell office:value-type="float" office:value="521467" calcext:value-type="float">
            <text:p>521467</text:p>
          </table:table-cell>
          <table:table-cell office:value-type="float" office:value="524710" calcext:value-type="float">
            <text:p>524710</text:p>
          </table:table-cell>
          <table:table-cell office:value-type="float" office:value="527774" calcext:value-type="float">
            <text:p>527774</text:p>
          </table:table-cell>
          <table:table-cell office:value-type="float" office:value="531048" calcext:value-type="float">
            <text:p>531048</text:p>
          </table:table-cell>
          <table:table-cell office:value-type="float" office:value="534467" calcext:value-type="float">
            <text:p>534467</text:p>
          </table:table-cell>
          <table:table-cell office:value-type="float" office:value="537954" calcext:value-type="float">
            <text:p>537954</text:p>
          </table:table-cell>
          <table:table-cell office:value-type="float" office:value="541258" calcext:value-type="float">
            <text:p>541258</text:p>
          </table:table-cell>
          <table:table-cell office:value-type="float" office:value="547562" calcext:value-type="float">
            <text:p>547562</text:p>
          </table:table-cell>
          <table:table-cell office:value-type="float" office:value="550667" calcext:value-type="float">
            <text:p>550667</text:p>
          </table:table-cell>
          <table:table-cell office:value-type="float" office:value="552646" calcext:value-type="float">
            <text:p>552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ğrı</text:p>
          </table:table-cell>
          <table:table-cell office:value-type="float" office:value="519190" calcext:value-type="float">
            <text:p>519190</text:p>
          </table:table-cell>
          <table:table-cell office:value-type="float" office:value="521514" calcext:value-type="float">
            <text:p>521514</text:p>
          </table:table-cell>
          <table:table-cell office:value-type="float" office:value="523123" calcext:value-type="float">
            <text:p>523123</text:p>
          </table:table-cell>
          <table:table-cell office:value-type="float" office:value="524514" calcext:value-type="float">
            <text:p>524514</text:p>
          </table:table-cell>
          <table:table-cell office:value-type="float" office:value="526070" calcext:value-type="float">
            <text:p>526070</text:p>
          </table:table-cell>
          <table:table-cell office:value-type="float" office:value="527732" calcext:value-type="float">
            <text:p>527732</text:p>
          </table:table-cell>
          <table:table-cell office:value-type="float" office:value="529417" calcext:value-type="float">
            <text:p>529417</text:p>
          </table:table-cell>
          <table:table-cell office:value-type="float" office:value="530879" calcext:value-type="float">
            <text:p>530879</text:p>
          </table:table-cell>
          <table:table-cell office:value-type="float" office:value="532180" calcext:value-type="float">
            <text:p>532180</text:p>
          </table:table-cell>
          <table:table-cell office:value-type="float" office:value="537665" calcext:value-type="float">
            <text:p>537665</text:p>
          </table:table-cell>
          <table:table-cell office:value-type="float" office:value="542022" calcext:value-type="float">
            <text:p>5420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ozgat</text:p>
          </table:table-cell>
          <table:table-cell office:value-type="float" office:value="544446" calcext:value-type="float">
            <text:p>544446</text:p>
          </table:table-cell>
          <table:table-cell office:value-type="float" office:value="538313" calcext:value-type="float">
            <text:p>538313</text:p>
          </table:table-cell>
          <table:table-cell office:value-type="float" office:value="531220" calcext:value-type="float">
            <text:p>531220</text:p>
          </table:table-cell>
          <table:table-cell office:value-type="float" office:value="523696" calcext:value-type="float">
            <text:p>523696</text:p>
          </table:table-cell>
          <table:table-cell office:value-type="float" office:value="516096" calcext:value-type="float">
            <text:p>516096</text:p>
          </table:table-cell>
          <table:table-cell office:value-type="float" office:value="508398" calcext:value-type="float">
            <text:p>508398</text:p>
          </table:table-cell>
          <table:table-cell office:value-type="float" office:value="500487" calcext:value-type="float">
            <text:p>500487</text:p>
          </table:table-cell>
          <table:table-cell office:value-type="float" office:value="492127" calcext:value-type="float">
            <text:p>492127</text:p>
          </table:table-cell>
          <table:table-cell office:value-type="float" office:value="484206" calcext:value-type="float">
            <text:p>484206</text:p>
          </table:table-cell>
          <table:table-cell office:value-type="float" office:value="487365" calcext:value-type="float">
            <text:p>487365</text:p>
          </table:table-cell>
          <table:table-cell office:value-type="float" office:value="476096" calcext:value-type="float">
            <text:p>4760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orum</text:p>
          </table:table-cell>
          <table:table-cell office:value-type="float" office:value="567609" calcext:value-type="float">
            <text:p>567609</text:p>
          </table:table-cell>
          <table:table-cell office:value-type="float" office:value="566094" calcext:value-type="float">
            <text:p>566094</text:p>
          </table:table-cell>
          <table:table-cell office:value-type="float" office:value="563698" calcext:value-type="float">
            <text:p>563698</text:p>
          </table:table-cell>
          <table:table-cell office:value-type="float" office:value="560968" calcext:value-type="float">
            <text:p>560968</text:p>
          </table:table-cell>
          <table:table-cell office:value-type="float" office:value="558300" calcext:value-type="float">
            <text:p>558300</text:p>
          </table:table-cell>
          <table:table-cell office:value-type="float" office:value="555649" calcext:value-type="float">
            <text:p>555649</text:p>
          </table:table-cell>
          <table:table-cell office:value-type="float" office:value="552911" calcext:value-type="float">
            <text:p>552911</text:p>
          </table:table-cell>
          <table:table-cell office:value-type="float" office:value="549828" calcext:value-type="float">
            <text:p>549828</text:p>
          </table:table-cell>
          <table:table-cell office:value-type="float" office:value="545444" calcext:value-type="float">
            <text:p>545444</text:p>
          </table:table-cell>
          <table:table-cell office:value-type="float" office:value="540704" calcext:value-type="float">
            <text:p>540704</text:p>
          </table:table-cell>
          <table:table-cell office:value-type="float" office:value="535405" calcext:value-type="float">
            <text:p>5354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ıyaman</text:p>
          </table:table-cell>
          <table:table-cell office:value-type="float" office:value="568432" calcext:value-type="float">
            <text:p>568432</text:p>
          </table:table-cell>
          <table:table-cell office:value-type="float" office:value="571180" calcext:value-type="float">
            <text:p>571180</text:p>
          </table:table-cell>
          <table:table-cell office:value-type="float" office:value="573149" calcext:value-type="float">
            <text:p>573149</text:p>
          </table:table-cell>
          <table:table-cell office:value-type="float" office:value="574886" calcext:value-type="float">
            <text:p>574886</text:p>
          </table:table-cell>
          <table:table-cell office:value-type="float" office:value="576808" calcext:value-type="float">
            <text:p>576808</text:p>
          </table:table-cell>
          <table:table-cell office:value-type="float" office:value="578852" calcext:value-type="float">
            <text:p>578852</text:p>
          </table:table-cell>
          <table:table-cell office:value-type="float" office:value="580926" calcext:value-type="float">
            <text:p>580926</text:p>
          </table:table-cell>
          <table:table-cell office:value-type="float" office:value="582762" calcext:value-type="float">
            <text:p>582762</text:p>
          </table:table-cell>
          <table:table-cell office:value-type="float" office:value="585067" calcext:value-type="float">
            <text:p>585067</text:p>
          </table:table-cell>
          <table:table-cell office:value-type="float" office:value="588475" calcext:value-type="float">
            <text:p>588475</text:p>
          </table:table-cell>
          <table:table-cell office:value-type="float" office:value="590935" calcext:value-type="float">
            <text:p>5909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kirdağ</text:p>
          </table:table-cell>
          <table:table-cell office:value-type="float" office:value="577812" calcext:value-type="float">
            <text:p>577812</text:p>
          </table:table-cell>
          <table:table-cell office:value-type="float" office:value="598658" calcext:value-type="float">
            <text:p>598658</text:p>
          </table:table-cell>
          <table:table-cell office:value-type="float" office:value="619152" calcext:value-type="float">
            <text:p>619152</text:p>
          </table:table-cell>
          <table:table-cell office:value-type="float" office:value="639837" calcext:value-type="float">
            <text:p>639837</text:p>
          </table:table-cell>
          <table:table-cell office:value-type="float" office:value="661237" calcext:value-type="float">
            <text:p>661237</text:p>
          </table:table-cell>
          <table:table-cell office:value-type="float" office:value="683199" calcext:value-type="float">
            <text:p>683199</text:p>
          </table:table-cell>
          <table:table-cell office:value-type="float" office:value="705692" calcext:value-type="float">
            <text:p>705692</text:p>
          </table:table-cell>
          <table:table-cell office:value-type="float" office:value="728396" calcext:value-type="float">
            <text:p>728396</text:p>
          </table:table-cell>
          <table:table-cell office:value-type="float" office:value="770772" calcext:value-type="float">
            <text:p>770772</text:p>
          </table:table-cell>
          <table:table-cell office:value-type="float" office:value="783310" calcext:value-type="float">
            <text:p>783310</text:p>
          </table:table-cell>
          <table:table-cell office:value-type="float" office:value="798109" calcext:value-type="float">
            <text:p>798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ütahya</text:p>
          </table:table-cell>
          <table:table-cell office:value-type="float" office:value="592921" calcext:value-type="float">
            <text:p>592921</text:p>
          </table:table-cell>
          <table:table-cell office:value-type="float" office:value="592607" calcext:value-type="float">
            <text:p>592607</text:p>
          </table:table-cell>
          <table:table-cell office:value-type="float" office:value="591405" calcext:value-type="float">
            <text:p>591405</text:p>
          </table:table-cell>
          <table:table-cell office:value-type="float" office:value="589883" calcext:value-type="float">
            <text:p>589883</text:p>
          </table:table-cell>
          <table:table-cell office:value-type="float" office:value="588464" calcext:value-type="float">
            <text:p>588464</text:p>
          </table:table-cell>
          <table:table-cell office:value-type="float" office:value="587092" calcext:value-type="float">
            <text:p>587092</text:p>
          </table:table-cell>
          <table:table-cell office:value-type="float" office:value="585666" calcext:value-type="float">
            <text:p>585666</text:p>
          </table:table-cell>
          <table:table-cell office:value-type="float" office:value="583910" calcext:value-type="float">
            <text:p>583910</text:p>
          </table:table-cell>
          <table:table-cell office:value-type="float" office:value="565884" calcext:value-type="float">
            <text:p>565884</text:p>
          </table:table-cell>
          <table:table-cell office:value-type="float" office:value="571804" calcext:value-type="float">
            <text:p>571804</text:p>
          </table:table-cell>
          <table:table-cell office:value-type="float" office:value="590496" calcext:value-type="float">
            <text:p>5904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nguldak</text:p>
          </table:table-cell>
          <table:table-cell office:value-type="float" office:value="630323" calcext:value-type="float">
            <text:p>630323</text:p>
          </table:table-cell>
          <table:table-cell office:value-type="float" office:value="629346" calcext:value-type="float">
            <text:p>629346</text:p>
          </table:table-cell>
          <table:table-cell office:value-type="float" office:value="627407" calcext:value-type="float">
            <text:p>627407</text:p>
          </table:table-cell>
          <table:table-cell office:value-type="float" office:value="625114" calcext:value-type="float">
            <text:p>625114</text:p>
          </table:table-cell>
          <table:table-cell office:value-type="float" office:value="622912" calcext:value-type="float">
            <text:p>622912</text:p>
          </table:table-cell>
          <table:table-cell office:value-type="float" office:value="620744" calcext:value-type="float">
            <text:p>620744</text:p>
          </table:table-cell>
          <table:table-cell office:value-type="float" office:value="618500" calcext:value-type="float">
            <text:p>618500</text:p>
          </table:table-cell>
          <table:table-cell office:value-type="float" office:value="615890" calcext:value-type="float">
            <text:p>615890</text:p>
          </table:table-cell>
          <table:table-cell office:value-type="float" office:value="619151" calcext:value-type="float">
            <text:p>619151</text:p>
          </table:table-cell>
          <table:table-cell office:value-type="float" office:value="619812" calcext:value-type="float">
            <text:p>619812</text:p>
          </table:table-cell>
          <table:table-cell office:value-type="float" office:value="619703" calcext:value-type="float">
            <text:p>6197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kat</text:p>
          </table:table-cell>
          <table:table-cell office:value-type="float" office:value="641033" calcext:value-type="float">
            <text:p>641033</text:p>
          </table:table-cell>
          <table:table-cell office:value-type="float" office:value="639371" calcext:value-type="float">
            <text:p>639371</text:p>
          </table:table-cell>
          <table:table-cell office:value-type="float" office:value="636715" calcext:value-type="float">
            <text:p>636715</text:p>
          </table:table-cell>
          <table:table-cell office:value-type="float" office:value="633682" calcext:value-type="float">
            <text:p>633682</text:p>
          </table:table-cell>
          <table:table-cell office:value-type="float" office:value="630722" calcext:value-type="float">
            <text:p>630722</text:p>
          </table:table-cell>
          <table:table-cell office:value-type="float" office:value="627781" calcext:value-type="float">
            <text:p>627781</text:p>
          </table:table-cell>
          <table:table-cell office:value-type="float" office:value="624744" calcext:value-type="float">
            <text:p>624744</text:p>
          </table:table-cell>
          <table:table-cell office:value-type="float" office:value="620722" calcext:value-type="float">
            <text:p>620722</text:p>
          </table:table-cell>
          <table:table-cell office:value-type="float" office:value="617158" calcext:value-type="float">
            <text:p>617158</text:p>
          </table:table-cell>
          <table:table-cell office:value-type="float" office:value="624439" calcext:value-type="float">
            <text:p>624439</text:p>
          </table:table-cell>
          <table:table-cell office:value-type="float" office:value="617802" calcext:value-type="float">
            <text:p>6178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kişehir</text:p>
          </table:table-cell>
          <table:table-cell office:value-type="float" office:value="651672" calcext:value-type="float">
            <text:p>651672</text:p>
          </table:table-cell>
          <table:table-cell office:value-type="float" office:value="662354" calcext:value-type="float">
            <text:p>662354</text:p>
          </table:table-cell>
          <table:table-cell office:value-type="float" office:value="672328" calcext:value-type="float">
            <text:p>672328</text:p>
          </table:table-cell>
          <table:table-cell office:value-type="float" office:value="682212" calcext:value-type="float">
            <text:p>682212</text:p>
          </table:table-cell>
          <table:table-cell office:value-type="float" office:value="692529" calcext:value-type="float">
            <text:p>692529</text:p>
          </table:table-cell>
          <table:table-cell office:value-type="float" office:value="703168" calcext:value-type="float">
            <text:p>703168</text:p>
          </table:table-cell>
          <table:table-cell office:value-type="float" office:value="714051" calcext:value-type="float">
            <text:p>714051</text:p>
          </table:table-cell>
          <table:table-cell office:value-type="float" office:value="724849" calcext:value-type="float">
            <text:p>724849</text:p>
          </table:table-cell>
          <table:table-cell office:value-type="float" office:value="741739" calcext:value-type="float">
            <text:p>741739</text:p>
          </table:table-cell>
          <table:table-cell office:value-type="float" office:value="755427" calcext:value-type="float">
            <text:p>755427</text:p>
          </table:table-cell>
          <table:table-cell office:value-type="float" office:value="764584" calcext:value-type="float">
            <text:p>7645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vas</text:p>
          </table:table-cell>
          <table:table-cell office:value-type="float" office:value="651825" calcext:value-type="float">
            <text:p>651825</text:p>
          </table:table-cell>
          <table:table-cell office:value-type="float" office:value="650946" calcext:value-type="float">
            <text:p>650946</text:p>
          </table:table-cell>
          <table:table-cell office:value-type="float" office:value="649078" calcext:value-type="float">
            <text:p>649078</text:p>
          </table:table-cell>
          <table:table-cell office:value-type="float" office:value="646845" calcext:value-type="float">
            <text:p>646845</text:p>
          </table:table-cell>
          <table:table-cell office:value-type="float" office:value="644709" calcext:value-type="float">
            <text:p>644709</text:p>
          </table:table-cell>
          <table:table-cell office:value-type="float" office:value="642614" calcext:value-type="float">
            <text:p>642614</text:p>
          </table:table-cell>
          <table:table-cell office:value-type="float" office:value="640442" calcext:value-type="float">
            <text:p>640442</text:p>
          </table:table-cell>
          <table:table-cell office:value-type="float" office:value="638464" calcext:value-type="float">
            <text:p>638464</text:p>
          </table:table-cell>
          <table:table-cell office:value-type="float" office:value="631112" calcext:value-type="float">
            <text:p>631112</text:p>
          </table:table-cell>
          <table:table-cell office:value-type="float" office:value="633347" calcext:value-type="float">
            <text:p>633347</text:p>
          </table:table-cell>
          <table:table-cell office:value-type="float" office:value="642224" calcext:value-type="float">
            <text:p>6422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ğla</text:p>
          </table:table-cell>
          <table:table-cell office:value-type="float" office:value="663606" calcext:value-type="float">
            <text:p>663606</text:p>
          </table:table-cell>
          <table:table-cell office:value-type="float" office:value="678204" calcext:value-type="float">
            <text:p>678204</text:p>
          </table:table-cell>
          <table:table-cell office:value-type="float" office:value="692171" calcext:value-type="float">
            <text:p>692171</text:p>
          </table:table-cell>
          <table:table-cell office:value-type="float" office:value="706136" calcext:value-type="float">
            <text:p>706136</text:p>
          </table:table-cell>
          <table:table-cell office:value-type="float" office:value="720650" calcext:value-type="float">
            <text:p>720650</text:p>
          </table:table-cell>
          <table:table-cell office:value-type="float" office:value="735582" calcext:value-type="float">
            <text:p>735582</text:p>
          </table:table-cell>
          <table:table-cell office:value-type="float" office:value="750865" calcext:value-type="float">
            <text:p>750865</text:p>
          </table:table-cell>
          <table:table-cell office:value-type="float" office:value="766156" calcext:value-type="float">
            <text:p>766156</text:p>
          </table:table-cell>
          <table:table-cell office:value-type="float" office:value="791424" calcext:value-type="float">
            <text:p>791424</text:p>
          </table:table-cell>
          <table:table-cell office:value-type="float" office:value="802381" calcext:value-type="float">
            <text:p>802381</text:p>
          </table:table-cell>
          <table:table-cell office:value-type="float" office:value="817503" calcext:value-type="float">
            <text:p>817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latya</text:p>
          </table:table-cell>
          <table:table-cell office:value-type="float" office:value="685533" calcext:value-type="float">
            <text:p>685533</text:p>
          </table:table-cell>
          <table:table-cell office:value-type="float" office:value="691399" calcext:value-type="float">
            <text:p>691399</text:p>
          </table:table-cell>
          <table:table-cell office:value-type="float" office:value="696387" calcext:value-type="float">
            <text:p>696387</text:p>
          </table:table-cell>
          <table:table-cell office:value-type="float" office:value="701155" calcext:value-type="float">
            <text:p>701155</text:p>
          </table:table-cell>
          <table:table-cell office:value-type="float" office:value="706222" calcext:value-type="float">
            <text:p>706222</text:p>
          </table:table-cell>
          <table:table-cell office:value-type="float" office:value="711496" calcext:value-type="float">
            <text:p>711496</text:p>
          </table:table-cell>
          <table:table-cell office:value-type="float" office:value="716879" calcext:value-type="float">
            <text:p>716879</text:p>
          </table:table-cell>
          <table:table-cell office:value-type="float" office:value="722065" calcext:value-type="float">
            <text:p>722065</text:p>
          </table:table-cell>
          <table:table-cell office:value-type="float" office:value="733789" calcext:value-type="float">
            <text:p>733789</text:p>
          </table:table-cell>
          <table:table-cell office:value-type="float" office:value="736884" calcext:value-type="float">
            <text:p>736884</text:p>
          </table:table-cell>
          <table:table-cell office:value-type="float" office:value="740643" calcext:value-type="float">
            <text:p>7406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fyonkarahisar</text:p>
          </table:table-cell>
          <table:table-cell office:value-type="float" office:value="696292" calcext:value-type="float">
            <text:p>696292</text:p>
          </table:table-cell>
          <table:table-cell office:value-type="float" office:value="698029" calcext:value-type="float">
            <text:p>698029</text:p>
          </table:table-cell>
          <table:table-cell office:value-type="float" office:value="698773" calcext:value-type="float">
            <text:p>698773</text:p>
          </table:table-cell>
          <table:table-cell office:value-type="float" office:value="699193" calcext:value-type="float">
            <text:p>699193</text:p>
          </table:table-cell>
          <table:table-cell office:value-type="float" office:value="699794" calcext:value-type="float">
            <text:p>699794</text:p>
          </table:table-cell>
          <table:table-cell office:value-type="float" office:value="700502" calcext:value-type="float">
            <text:p>700502</text:p>
          </table:table-cell>
          <table:table-cell office:value-type="float" office:value="701204" calcext:value-type="float">
            <text:p>701204</text:p>
          </table:table-cell>
          <table:table-cell office:value-type="float" office:value="701572" calcext:value-type="float">
            <text:p>701572</text:p>
          </table:table-cell>
          <table:table-cell office:value-type="float" office:value="697365" calcext:value-type="float">
            <text:p>697365</text:p>
          </table:table-cell>
          <table:table-cell office:value-type="float" office:value="701326" calcext:value-type="float">
            <text:p>701326</text:p>
          </table:table-cell>
          <table:table-cell office:value-type="float" office:value="697559" calcext:value-type="float">
            <text:p>6975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u</text:p>
          </table:table-cell>
          <table:table-cell office:value-type="float" office:value="705746" calcext:value-type="float">
            <text:p>705746</text:p>
          </table:table-cell>
          <table:table-cell office:value-type="float" office:value="708079" calcext:value-type="float">
            <text:p>708079</text:p>
          </table:table-cell>
          <table:table-cell office:value-type="float" office:value="709420" calcext:value-type="float">
            <text:p>709420</text:p>
          </table:table-cell>
          <table:table-cell office:value-type="float" office:value="710444" calcext:value-type="float">
            <text:p>710444</text:p>
          </table:table-cell>
          <table:table-cell office:value-type="float" office:value="711670" calcext:value-type="float">
            <text:p>711670</text:p>
          </table:table-cell>
          <table:table-cell office:value-type="float" office:value="713018" calcext:value-type="float">
            <text:p>713018</text:p>
          </table:table-cell>
          <table:table-cell office:value-type="float" office:value="714375" calcext:value-type="float">
            <text:p>714375</text:p>
          </table:table-cell>
          <table:table-cell office:value-type="float" office:value="715409" calcext:value-type="float">
            <text:p>715409</text:p>
          </table:table-cell>
          <table:table-cell office:value-type="float" office:value="719278" calcext:value-type="float">
            <text:p>719278</text:p>
          </table:table-cell>
          <table:table-cell office:value-type="float" office:value="723507" calcext:value-type="float">
            <text:p>723507</text:p>
          </table:table-cell>
          <table:table-cell office:value-type="float" office:value="719183" calcext:value-type="float">
            <text:p>7191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n</text:p>
          </table:table-cell>
          <table:table-cell office:value-type="float" office:value="709316" calcext:value-type="float">
            <text:p>709316</text:p>
          </table:table-cell>
          <table:table-cell office:value-type="float" office:value="715211" calcext:value-type="float">
            <text:p>715211</text:p>
          </table:table-cell>
          <table:table-cell office:value-type="float" office:value="720195" calcext:value-type="float">
            <text:p>720195</text:p>
          </table:table-cell>
          <table:table-cell office:value-type="float" office:value="724946" calcext:value-type="float">
            <text:p>724946</text:p>
          </table:table-cell>
          <table:table-cell office:value-type="float" office:value="730002" calcext:value-type="float">
            <text:p>730002</text:p>
          </table:table-cell>
          <table:table-cell office:value-type="float" office:value="735267" calcext:value-type="float">
            <text:p>735267</text:p>
          </table:table-cell>
          <table:table-cell office:value-type="float" office:value="740641" calcext:value-type="float">
            <text:p>740641</text:p>
          </table:table-cell>
          <table:table-cell office:value-type="float" office:value="745778" calcext:value-type="float">
            <text:p>745778</text:p>
          </table:table-cell>
          <table:table-cell office:value-type="float" office:value="750697" calcext:value-type="float">
            <text:p>750697</text:p>
          </table:table-cell>
          <table:table-cell office:value-type="float" office:value="737852" calcext:value-type="float">
            <text:p>737852</text:p>
          </table:table-cell>
          <table:table-cell office:value-type="float" office:value="744606" calcext:value-type="float">
            <text:p>7446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bzon</text:p>
          </table:table-cell>
          <table:table-cell office:value-type="float" office:value="720620" calcext:value-type="float">
            <text:p>720620</text:p>
          </table:table-cell>
          <table:table-cell office:value-type="float" office:value="724340" calcext:value-type="float">
            <text:p>724340</text:p>
          </table:table-cell>
          <table:table-cell office:value-type="float" office:value="727080" calcext:value-type="float">
            <text:p>727080</text:p>
          </table:table-cell>
          <table:table-cell office:value-type="float" office:value="729529" calcext:value-type="float">
            <text:p>729529</text:p>
          </table:table-cell>
          <table:table-cell office:value-type="float" office:value="732221" calcext:value-type="float">
            <text:p>732221</text:p>
          </table:table-cell>
          <table:table-cell office:value-type="float" office:value="735072" calcext:value-type="float">
            <text:p>735072</text:p>
          </table:table-cell>
          <table:table-cell office:value-type="float" office:value="737969" calcext:value-type="float">
            <text:p>737969</text:p>
          </table:table-cell>
          <table:table-cell office:value-type="float" office:value="740569" calcext:value-type="float">
            <text:p>740569</text:p>
          </table:table-cell>
          <table:table-cell office:value-type="float" office:value="748982" calcext:value-type="float">
            <text:p>748982</text:p>
          </table:table-cell>
          <table:table-cell office:value-type="float" office:value="765127" calcext:value-type="float">
            <text:p>765127</text:p>
          </table:table-cell>
          <table:table-cell office:value-type="float" office:value="763714" calcext:value-type="float">
            <text:p>7637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karya</text:p>
          </table:table-cell>
          <table:table-cell office:value-type="float" office:value="750485" calcext:value-type="float">
            <text:p>750485</text:p>
          </table:table-cell>
          <table:table-cell office:value-type="float" office:value="762848" calcext:value-type="float">
            <text:p>762848</text:p>
          </table:table-cell>
          <table:table-cell office:value-type="float" office:value="774397" calcext:value-type="float">
            <text:p>774397</text:p>
          </table:table-cell>
          <table:table-cell office:value-type="float" office:value="785845" calcext:value-type="float">
            <text:p>785845</text:p>
          </table:table-cell>
          <table:table-cell office:value-type="float" office:value="797793" calcext:value-type="float">
            <text:p>797793</text:p>
          </table:table-cell>
          <table:table-cell office:value-type="float" office:value="810112" calcext:value-type="float">
            <text:p>810112</text:p>
          </table:table-cell>
          <table:table-cell office:value-type="float" office:value="822715" calcext:value-type="float">
            <text:p>822715</text:p>
          </table:table-cell>
          <table:table-cell office:value-type="float" office:value="835222" calcext:value-type="float">
            <text:p>835222</text:p>
          </table:table-cell>
          <table:table-cell office:value-type="float" office:value="851292" calcext:value-type="float">
            <text:p>851292</text:p>
          </table:table-cell>
          <table:table-cell office:value-type="float" office:value="861570" calcext:value-type="float">
            <text:p>861570</text:p>
          </table:table-cell>
          <table:table-cell office:value-type="float" office:value="872872" calcext:value-type="float">
            <text:p>8728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rzurum</text:p>
          </table:table-cell>
          <table:table-cell office:value-type="float" office:value="801287" calcext:value-type="float">
            <text:p>801287</text:p>
          </table:table-cell>
          <table:table-cell office:value-type="float" office:value="800311" calcext:value-type="float">
            <text:p>800311</text:p>
          </table:table-cell>
          <table:table-cell office:value-type="float" office:value="798119" calcext:value-type="float">
            <text:p>798119</text:p>
          </table:table-cell>
          <table:table-cell office:value-type="float" office:value="795482" calcext:value-type="float">
            <text:p>795482</text:p>
          </table:table-cell>
          <table:table-cell office:value-type="float" office:value="792968" calcext:value-type="float">
            <text:p>792968</text:p>
          </table:table-cell>
          <table:table-cell office:value-type="float" office:value="790505" calcext:value-type="float">
            <text:p>790505</text:p>
          </table:table-cell>
          <table:table-cell office:value-type="float" office:value="787952" calcext:value-type="float">
            <text:p>787952</text:p>
          </table:table-cell>
          <table:table-cell office:value-type="float" office:value="784941" calcext:value-type="float">
            <text:p>784941</text:p>
          </table:table-cell>
          <table:table-cell office:value-type="float" office:value="774967" calcext:value-type="float">
            <text:p>774967</text:p>
          </table:table-cell>
          <table:table-cell office:value-type="float" office:value="774207" calcext:value-type="float">
            <text:p>774207</text:p>
          </table:table-cell>
          <table:table-cell office:value-type="float" office:value="769085" calcext:value-type="float">
            <text:p>7690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izli</text:p>
          </table:table-cell>
          <table:table-cell office:value-type="float" office:value="845493" calcext:value-type="float">
            <text:p>845493</text:p>
          </table:table-cell>
          <table:table-cell office:value-type="float" office:value="854958" calcext:value-type="float">
            <text:p>854958</text:p>
          </table:table-cell>
          <table:table-cell office:value-type="float" office:value="863396" calcext:value-type="float">
            <text:p>863396</text:p>
          </table:table-cell>
          <table:table-cell office:value-type="float" office:value="871614" calcext:value-type="float">
            <text:p>871614</text:p>
          </table:table-cell>
          <table:table-cell office:value-type="float" office:value="880267" calcext:value-type="float">
            <text:p>880267</text:p>
          </table:table-cell>
          <table:table-cell office:value-type="float" office:value="889229" calcext:value-type="float">
            <text:p>889229</text:p>
          </table:table-cell>
          <table:table-cell office:value-type="float" office:value="898387" calcext:value-type="float">
            <text:p>898387</text:p>
          </table:table-cell>
          <table:table-cell office:value-type="float" office:value="907325" calcext:value-type="float">
            <text:p>907325</text:p>
          </table:table-cell>
          <table:table-cell office:value-type="float" office:value="917836" calcext:value-type="float">
            <text:p>917836</text:p>
          </table:table-cell>
          <table:table-cell office:value-type="float" office:value="926362" calcext:value-type="float">
            <text:p>926362</text:p>
          </table:table-cell>
          <table:table-cell office:value-type="float" office:value="931823" calcext:value-type="float">
            <text:p>9318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ydın</text:p>
          </table:table-cell>
          <table:table-cell office:value-type="float" office:value="870460" calcext:value-type="float">
            <text:p>870460</text:p>
          </table:table-cell>
          <table:table-cell office:value-type="float" office:value="881911" calcext:value-type="float">
            <text:p>881911</text:p>
          </table:table-cell>
          <table:table-cell office:value-type="float" office:value="892345" calcext:value-type="float">
            <text:p>892345</text:p>
          </table:table-cell>
          <table:table-cell office:value-type="float" office:value="902594" calcext:value-type="float">
            <text:p>902594</text:p>
          </table:table-cell>
          <table:table-cell office:value-type="float" office:value="913340" calcext:value-type="float">
            <text:p>913340</text:p>
          </table:table-cell>
          <table:table-cell office:value-type="float" office:value="924446" calcext:value-type="float">
            <text:p>924446</text:p>
          </table:table-cell>
          <table:table-cell office:value-type="float" office:value="935800" calcext:value-type="float">
            <text:p>935800</text:p>
          </table:table-cell>
          <table:table-cell office:value-type="float" office:value="946971" calcext:value-type="float">
            <text:p>946971</text:p>
          </table:table-cell>
          <table:table-cell office:value-type="float" office:value="965500" calcext:value-type="float">
            <text:p>965500</text:p>
          </table:table-cell>
          <table:table-cell office:value-type="float" office:value="979155" calcext:value-type="float">
            <text:p>979155</text:p>
          </table:table-cell>
          <table:table-cell office:value-type="float" office:value="989862" calcext:value-type="float">
            <text:p>9898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895836" calcext:value-type="float">
            <text:p>895836</text:p>
          </table:table-cell>
          <table:table-cell office:value-type="float" office:value="908296" calcext:value-type="float">
            <text:p>908296</text:p>
          </table:table-cell>
          <table:table-cell office:value-type="float" office:value="919727" calcext:value-type="float">
            <text:p>919727</text:p>
          </table:table-cell>
          <table:table-cell office:value-type="float" office:value="930984" calcext:value-type="float">
            <text:p>930984</text:p>
          </table:table-cell>
          <table:table-cell office:value-type="float" office:value="942771" calcext:value-type="float">
            <text:p>942771</text:p>
          </table:table-cell>
          <table:table-cell office:value-type="float" office:value="954945" calcext:value-type="float">
            <text:p>954945</text:p>
          </table:table-cell>
          <table:table-cell office:value-type="float" office:value="967394" calcext:value-type="float">
            <text:p>967394</text:p>
          </table:table-cell>
          <table:table-cell office:value-type="float" office:value="979671" calcext:value-type="float">
            <text:p>979671</text:p>
          </table:table-cell>
          <table:table-cell office:value-type="float" office:value="1004369" calcext:value-type="float">
            <text:p>1004369</text:p>
          </table:table-cell>
          <table:table-cell office:value-type="float" office:value="1022310" calcext:value-type="float">
            <text:p>1022310</text:p>
          </table:table-cell>
          <table:table-cell office:value-type="float" office:value="1035418" calcext:value-type="float">
            <text:p>10354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hramanmaraş</text:p>
          </table:table-cell>
          <table:table-cell office:value-type="float" office:value="937074" calcext:value-type="float">
            <text:p>937074</text:p>
          </table:table-cell>
          <table:table-cell office:value-type="float" office:value="947317" calcext:value-type="float">
            <text:p>947317</text:p>
          </table:table-cell>
          <table:table-cell office:value-type="float" office:value="956417" calcext:value-type="float">
            <text:p>956417</text:p>
          </table:table-cell>
          <table:table-cell office:value-type="float" office:value="965268" calcext:value-type="float">
            <text:p>965268</text:p>
          </table:table-cell>
          <table:table-cell office:value-type="float" office:value="974592" calcext:value-type="float">
            <text:p>974592</text:p>
          </table:table-cell>
          <table:table-cell office:value-type="float" office:value="984254" calcext:value-type="float">
            <text:p>984254</text:p>
          </table:table-cell>
          <table:table-cell office:value-type="float" office:value="994126" calcext:value-type="float">
            <text:p>994126</text:p>
          </table:table-cell>
          <table:table-cell office:value-type="float" office:value="1004414" calcext:value-type="float">
            <text:p>1004414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1037491" calcext:value-type="float">
            <text:p>1037491</text:p>
          </table:table-cell>
          <table:table-cell office:value-type="float" office:value="1044816" calcext:value-type="float">
            <text:p>10448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yseri</text:p>
          </table:table-cell>
          <table:table-cell office:value-type="float" office:value="1038671" calcext:value-type="float">
            <text:p>1038671</text:p>
          </table:table-cell>
          <table:table-cell office:value-type="float" office:value="1056995" calcext:value-type="float">
            <text:p>1056995</text:p>
          </table:table-cell>
          <table:table-cell office:value-type="float" office:value="1074221" calcext:value-type="float">
            <text:p>1074221</text:p>
          </table:table-cell>
          <table:table-cell office:value-type="float" office:value="1091336" calcext:value-type="float">
            <text:p>1091336</text:p>
          </table:table-cell>
          <table:table-cell office:value-type="float" office:value="1109179" calcext:value-type="float">
            <text:p>1109179</text:p>
          </table:table-cell>
          <table:table-cell office:value-type="float" office:value="1127566" calcext:value-type="float">
            <text:p>1127566</text:p>
          </table:table-cell>
          <table:table-cell office:value-type="float" office:value="1146378" calcext:value-type="float">
            <text:p>1146378</text:p>
          </table:table-cell>
          <table:table-cell office:value-type="float" office:value="1165088" calcext:value-type="float">
            <text:p>1165088</text:p>
          </table:table-cell>
          <table:table-cell office:value-type="float" office:value="1184386" calcext:value-type="float">
            <text:p>1184386</text:p>
          </table:table-cell>
          <table:table-cell office:value-type="float" office:value="1205872" calcext:value-type="float">
            <text:p>1205872</text:p>
          </table:table-cell>
          <table:table-cell office:value-type="float" office:value="1234651" calcext:value-type="float">
            <text:p>12346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lıkesir</text:p>
          </table:table-cell>
          <table:table-cell office:value-type="float" office:value="1069260" calcext:value-type="float">
            <text:p>1069260</text:p>
          </table:table-cell>
          <table:table-cell office:value-type="float" office:value="1077362" calcext:value-type="float">
            <text:p>1077362</text:p>
          </table:table-cell>
          <table:table-cell office:value-type="float" office:value="1084072" calcext:value-type="float">
            <text:p>1084072</text:p>
          </table:table-cell>
          <table:table-cell office:value-type="float" office:value="1090411" calcext:value-type="float">
            <text:p>1090411</text:p>
          </table:table-cell>
          <table:table-cell office:value-type="float" office:value="1097187" calcext:value-type="float">
            <text:p>1097187</text:p>
          </table:table-cell>
          <table:table-cell office:value-type="float" office:value="1104261" calcext:value-type="float">
            <text:p>1104261</text:p>
          </table:table-cell>
          <table:table-cell office:value-type="float" office:value="1111475" calcext:value-type="float">
            <text:p>1111475</text:p>
          </table:table-cell>
          <table:table-cell office:value-type="float" office:value="1118313" calcext:value-type="float">
            <text:p>1118313</text:p>
          </table:table-cell>
          <table:table-cell office:value-type="float" office:value="1130276" calcext:value-type="float">
            <text:p>1130276</text:p>
          </table:table-cell>
          <table:table-cell office:value-type="float" office:value="1140085" calcext:value-type="float">
            <text:p>1140085</text:p>
          </table:table-cell>
          <table:table-cell office:value-type="float" office:value="1152323" calcext:value-type="float">
            <text:p>11523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sun</text:p>
          </table:table-cell>
          <table:table-cell office:value-type="float" office:value="1191926" calcext:value-type="float">
            <text:p>1191926</text:p>
          </table:table-cell>
          <table:table-cell office:value-type="float" office:value="1198574" calcext:value-type="float">
            <text:p>1198574</text:p>
          </table:table-cell>
          <table:table-cell office:value-type="float" office:value="1203611" calcext:value-type="float">
            <text:p>1203611</text:p>
          </table:table-cell>
          <table:table-cell office:value-type="float" office:value="1208179" calcext:value-type="float">
            <text:p>1208179</text:p>
          </table:table-cell>
          <table:table-cell office:value-type="float" office:value="1213165" calcext:value-type="float">
            <text:p>121316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1223774" calcext:value-type="float">
            <text:p>1223774</text:p>
          </table:table-cell>
          <table:table-cell office:value-type="float" office:value="1228959" calcext:value-type="float">
            <text:p>1228959</text:p>
          </table:table-cell>
          <table:table-cell office:value-type="float" office:value="1233677" calcext:value-type="float">
            <text:p>1233677</text:p>
          </table:table-cell>
          <table:table-cell office:value-type="float" office:value="1250076" calcext:value-type="float">
            <text:p>1250076</text:p>
          </table:table-cell>
          <table:table-cell office:value-type="float" office:value="1252693" calcext:value-type="float">
            <text:p>12526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caeli</text:p>
          </table:table-cell>
          <table:table-cell office:value-type="float" office:value="1192053" calcext:value-type="float">
            <text:p>1192053</text:p>
          </table:table-cell>
          <table:table-cell office:value-type="float" office:value="1226460" calcext:value-type="float">
            <text:p>1226460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1293594" calcext:value-type="float">
            <text:p>1293594</text:p>
          </table:table-cell>
          <table:table-cell office:value-type="float" office:value="1328481" calcext:value-type="float">
            <text:p>1328481</text:p>
          </table:table-cell>
          <table:table-cell office:value-type="float" office:value="1364317" calcext:value-type="float">
            <text:p>1364317</text:p>
          </table:table-cell>
          <table:table-cell office:value-type="float" office:value="1401013" calcext:value-type="float">
            <text:p>1401013</text:p>
          </table:table-cell>
          <table:table-cell office:value-type="float" office:value="1437926" calcext:value-type="float">
            <text:p>1437926</text:p>
          </table:table-cell>
          <table:table-cell office:value-type="float" office:value="1490358" calcext:value-type="float">
            <text:p>1490358</text:p>
          </table:table-cell>
          <table:table-cell office:value-type="float" office:value="1522408" calcext:value-type="float">
            <text:p>1522408</text:p>
          </table:table-cell>
          <table:table-cell office:value-type="float" office:value="1560138" calcext:value-type="float">
            <text:p>15601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Şanlıurfa</text:p>
          </table:table-cell>
          <table:table-cell office:value-type="float" office:value="1257753" calcext:value-type="float">
            <text:p>1257753</text:p>
          </table:table-cell>
          <table:table-cell office:value-type="float" office:value="1294842" calcext:value-type="float">
            <text:p>1294842</text:p>
          </table:table-cell>
          <table:table-cell office:value-type="float" office:value="1330964" calcext:value-type="float">
            <text:p>1330964</text:p>
          </table:table-cell>
          <table:table-cell office:value-type="float" office:value="1367305" calcext:value-type="float">
            <text:p>1367305</text:p>
          </table:table-cell>
          <table:table-cell office:value-type="float" office:value="1404961" calcext:value-type="float">
            <text:p>1404961</text:p>
          </table:table-cell>
          <table:table-cell office:value-type="float" office:value="1443639" calcext:value-type="float">
            <text:p>1443639</text:p>
          </table:table-cell>
          <table:table-cell office:value-type="float" office:value="1483244" calcext:value-type="float">
            <text:p>1483244</text:p>
          </table:table-cell>
          <table:table-cell office:value-type="float" office:value="1523099" calcext:value-type="float">
            <text:p>1523099</text:p>
          </table:table-cell>
          <table:table-cell office:value-type="float" office:value="1574224" calcext:value-type="float">
            <text:p>1574224</text:p>
          </table:table-cell>
          <table:table-cell office:value-type="float" office:value="1613737" calcext:value-type="float">
            <text:p>1613737</text:p>
          </table:table-cell>
          <table:table-cell office:value-type="float" office:value="1663371" calcext:value-type="float">
            <text:p>16633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isa</text:p>
          </table:table-cell>
          <table:table-cell office:value-type="float" office:value="1276590" calcext:value-type="float">
            <text:p>1276590</text:p>
          </table:table-cell>
          <table:table-cell office:value-type="float" office:value="1284241" calcext:value-type="float">
            <text:p>1284241</text:p>
          </table:table-cell>
          <table:table-cell office:value-type="float" office:value="1290180" calcext:value-type="float">
            <text:p>1290180</text:p>
          </table:table-cell>
          <table:table-cell office:value-type="float" office:value="1295630" calcext:value-type="float">
            <text:p>1295630</text:p>
          </table:table-cell>
          <table:table-cell office:value-type="float" office:value="1301542" calcext:value-type="float">
            <text:p>1301542</text:p>
          </table:table-cell>
          <table:table-cell office:value-type="float" office:value="1307760" calcext:value-type="float">
            <text:p>1307760</text:p>
          </table:table-cell>
          <table:table-cell office:value-type="float" office:value="1314090" calcext:value-type="float">
            <text:p>1314090</text:p>
          </table:table-cell>
          <table:table-cell office:value-type="float" office:value="1319920" calcext:value-type="float">
            <text:p>1319920</text:p>
          </table:table-cell>
          <table:table-cell office:value-type="float" office:value="1316750" calcext:value-type="float">
            <text:p>1316750</text:p>
          </table:table-cell>
          <table:table-cell office:value-type="float" office:value="1331957" calcext:value-type="float">
            <text:p>1331957</text:p>
          </table:table-cell>
          <table:table-cell office:value-type="float" office:value="1379484" calcext:value-type="float">
            <text:p>13794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tay</text:p>
          </table:table-cell>
          <table:table-cell office:value-type="float" office:value="1280457" calcext:value-type="float">
            <text:p>1280457</text:p>
          </table:table-cell>
          <table:table-cell office:value-type="float" office:value="1296401" calcext:value-type="float">
            <text:p>1296401</text:p>
          </table:table-cell>
          <table:table-cell office:value-type="float" office:value="1310828" calcext:value-type="float">
            <text:p>1310828</text:p>
          </table:table-cell>
          <table:table-cell office:value-type="float" office:value="1324961" calcext:value-type="float">
            <text:p>1324961</text:p>
          </table:table-cell>
          <table:table-cell office:value-type="float" office:value="1339798" calcext:value-type="float">
            <text:p>1339798</text:p>
          </table:table-cell>
          <table:table-cell office:value-type="float" office:value="1355144" calcext:value-type="float">
            <text:p>1355144</text:p>
          </table:table-cell>
          <table:table-cell office:value-type="float" office:value="1370831" calcext:value-type="float">
            <text:p>1370831</text:p>
          </table:table-cell>
          <table:table-cell office:value-type="float" office:value="1386224" calcext:value-type="float">
            <text:p>1386224</text:p>
          </table:table-cell>
          <table:table-cell office:value-type="float" office:value="1413287" calcext:value-type="float">
            <text:p>1413287</text:p>
          </table:table-cell>
          <table:table-cell office:value-type="float" office:value="1448418" calcext:value-type="float">
            <text:p>1448418</text:p>
          </table:table-cell>
          <table:table-cell office:value-type="float" office:value="1480571" calcext:value-type="float">
            <text:p>14805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ziantep</text:p>
          </table:table-cell>
          <table:table-cell office:value-type="float" office:value="1292817" calcext:value-type="float">
            <text:p>1292817</text:p>
          </table:table-cell>
          <table:table-cell office:value-type="float" office:value="1330205" calcext:value-type="float">
            <text:p>1330205</text:p>
          </table:table-cell>
          <table:table-cell office:value-type="float" office:value="1366581" calcext:value-type="float">
            <text:p>1366581</text:p>
          </table:table-cell>
          <table:table-cell office:value-type="float" office:value="1403165" calcext:value-type="float">
            <text:p>1403165</text:p>
          </table:table-cell>
          <table:table-cell office:value-type="float" office:value="1441079" calcext:value-type="float">
            <text:p>1441079</text:p>
          </table:table-cell>
          <table:table-cell office:value-type="float" office:value="1480026" calcext:value-type="float">
            <text:p>1480026</text:p>
          </table:table-cell>
          <table:table-cell office:value-type="float" office:value="1519905" calcext:value-type="float">
            <text:p>1519905</text:p>
          </table:table-cell>
          <table:table-cell office:value-type="float" office:value="1560023" calcext:value-type="float">
            <text:p>1560023</text:p>
          </table:table-cell>
          <table:table-cell office:value-type="float" office:value="1612223" calcext:value-type="float">
            <text:p>1612223</text:p>
          </table:table-cell>
          <table:table-cell office:value-type="float" office:value="1653670" calcext:value-type="float">
            <text:p>1653670</text:p>
          </table:table-cell>
          <table:table-cell office:value-type="float" office:value="1700763" calcext:value-type="float">
            <text:p>17007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yarbakır</text:p>
          </table:table-cell>
          <table:table-cell office:value-type="float" office:value="1317750" calcext:value-type="float">
            <text:p>1317750</text:p>
          </table:table-cell>
          <table:table-cell office:value-type="float" office:value="1338378" calcext:value-type="float">
            <text:p>1338378</text:p>
          </table:table-cell>
          <table:table-cell office:value-type="float" office:value="1357550" calcext:value-type="float">
            <text:p>1357550</text:p>
          </table:table-cell>
          <table:table-cell office:value-type="float" office:value="1376518" calcext:value-type="float">
            <text:p>1376518</text:p>
          </table:table-cell>
          <table:table-cell office:value-type="float" office:value="1396333" calcext:value-type="float">
            <text:p>1396333</text:p>
          </table:table-cell>
          <table:table-cell office:value-type="float" office:value="1416775" calcext:value-type="float">
            <text:p>1416775</text:p>
          </table:table-cell>
          <table:table-cell office:value-type="float" office:value="1437684" calcext:value-type="float">
            <text:p>1437684</text:p>
          </table:table-cell>
          <table:table-cell office:value-type="float" office:value="1460714" calcext:value-type="float">
            <text:p>1460714</text:p>
          </table:table-cell>
          <table:table-cell office:value-type="float" office:value="1492828" calcext:value-type="float">
            <text:p>1492828</text:p>
          </table:table-cell>
          <table:table-cell office:value-type="float" office:value="1515011" calcext:value-type="float">
            <text:p>1515011</text:p>
          </table:table-cell>
          <table:table-cell office:value-type="float" office:value="1528958" calcext:value-type="float">
            <text:p>15289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alya</text:p>
          </table:table-cell>
          <table:table-cell office:value-type="float" office:value="1430539" calcext:value-type="float">
            <text:p>1430539</text:p>
          </table:table-cell>
          <table:table-cell office:value-type="float" office:value="1480282" calcext:value-type="float">
            <text:p>1480282</text:p>
          </table:table-cell>
          <table:table-cell office:value-type="float" office:value="1529110" calcext:value-type="float">
            <text:p>1529110</text:p>
          </table:table-cell>
          <table:table-cell office:value-type="float" office:value="1578367" calcext:value-type="float">
            <text:p>1578367</text:p>
          </table:table-cell>
          <table:table-cell office:value-type="float" office:value="1629338" calcext:value-type="float">
            <text:p>1629338</text:p>
          </table:table-cell>
          <table:table-cell office:value-type="float" office:value="1681656" calcext:value-type="float">
            <text:p>1681656</text:p>
          </table:table-cell>
          <table:table-cell office:value-type="float" office:value="1735239" calcext:value-type="float">
            <text:p>1735239</text:p>
          </table:table-cell>
          <table:table-cell office:value-type="float" office:value="1789295" calcext:value-type="float">
            <text:p>1789295</text:p>
          </table:table-cell>
          <table:table-cell office:value-type="float" office:value="1859275" calcext:value-type="float">
            <text:p>1859275</text:p>
          </table:table-cell>
          <table:table-cell office:value-type="float" office:value="1919729" calcext:value-type="float">
            <text:p>1919729</text:p>
          </table:table-cell>
          <table:table-cell office:value-type="float" office:value="1978333" calcext:value-type="float">
            <text:p>1978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sin</text:p>
          </table:table-cell>
          <table:table-cell office:value-type="float" office:value="1488755" calcext:value-type="float">
            <text:p>1488755</text:p>
          </table:table-cell>
          <table:table-cell office:value-type="float" office:value="1505196" calcext:value-type="float">
            <text:p>1505196</text:p>
          </table:table-cell>
          <table:table-cell office:value-type="float" office:value="1519824" calcext:value-type="float">
            <text:p>1519824</text:p>
          </table:table-cell>
          <table:table-cell office:value-type="float" office:value="1534060" calcext:value-type="float">
            <text:p>1534060</text:p>
          </table:table-cell>
          <table:table-cell office:value-type="float" office:value="1549054" calcext:value-type="float">
            <text:p>1549054</text:p>
          </table:table-cell>
          <table:table-cell office:value-type="float" office:value="1564588" calcext:value-type="float">
            <text:p>1564588</text:p>
          </table:table-cell>
          <table:table-cell office:value-type="float" office:value="1580460" calcext:value-type="float">
            <text:p>1580460</text:p>
          </table:table-cell>
          <table:table-cell office:value-type="float" office:value="1595938" calcext:value-type="float">
            <text:p>1595938</text:p>
          </table:table-cell>
          <table:table-cell office:value-type="float" office:value="1602908" calcext:value-type="float">
            <text:p>1602908</text:p>
          </table:table-cell>
          <table:table-cell office:value-type="float" office:value="1640888" calcext:value-type="float">
            <text:p>1640888</text:p>
          </table:table-cell>
          <table:table-cell office:value-type="float" office:value="1647899" calcext:value-type="float">
            <text:p>16478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nya</text:p>
          </table:table-cell>
          <table:table-cell office:value-type="float" office:value="1835987" calcext:value-type="float">
            <text:p>1835987</text:p>
          </table:table-cell>
          <table:table-cell office:value-type="float" office:value="1855057" calcext:value-type="float">
            <text:p>1855057</text:p>
          </table:table-cell>
          <table:table-cell office:value-type="float" office:value="1871862" calcext:value-type="float">
            <text:p>1871862</text:p>
          </table:table-cell>
          <table:table-cell office:value-type="float" office:value="1888154" calcext:value-type="float">
            <text:p>1888154</text:p>
          </table:table-cell>
          <table:table-cell office:value-type="float" office:value="1905345" calcext:value-type="float">
            <text:p>1905345</text:p>
          </table:table-cell>
          <table:table-cell office:value-type="float" office:value="1923174" calcext:value-type="float">
            <text:p>1923174</text:p>
          </table:table-cell>
          <table:table-cell office:value-type="float" office:value="1941386" calcext:value-type="float">
            <text:p>1941386</text:p>
          </table:table-cell>
          <table:table-cell office:value-type="float" office:value="1959082" calcext:value-type="float">
            <text:p>1959082</text:p>
          </table:table-cell>
          <table:table-cell office:value-type="float" office:value="1969868" calcext:value-type="float">
            <text:p>1969868</text:p>
          </table:table-cell>
          <table:table-cell office:value-type="float" office:value="1992675" calcext:value-type="float">
            <text:p>1992675</text:p>
          </table:table-cell>
          <table:table-cell office:value-type="float" office:value="2013845" calcext:value-type="float">
            <text:p>2013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ana</text:p>
          </table:table-cell>
          <table:table-cell office:value-type="float" office:value="1879695" calcext:value-type="float">
            <text:p>1879695</text:p>
          </table:table-cell>
          <table:table-cell office:value-type="float" office:value="1899324" calcext:value-type="float">
            <text:p>1899324</text:p>
          </table:table-cell>
          <table:table-cell office:value-type="float" office:value="1916637" calcext:value-type="float">
            <text:p>1916637</text:p>
          </table:table-cell>
          <table:table-cell office:value-type="float" office:value="1933428" calcext:value-type="float">
            <text:p>1933428</text:p>
          </table:table-cell>
          <table:table-cell office:value-type="float" office:value="1951142" calcext:value-type="float">
            <text:p>1951142</text:p>
          </table:table-cell>
          <table:table-cell office:value-type="float" office:value="1969512" calcext:value-type="float">
            <text:p>1969512</text:p>
          </table:table-cell>
          <table:table-cell office:value-type="float" office:value="1988277" calcext:value-type="float">
            <text:p>1988277</text:p>
          </table:table-cell>
          <table:table-cell office:value-type="float" office:value="2006650" calcext:value-type="float">
            <text:p>2006650</text:p>
          </table:table-cell>
          <table:table-cell office:value-type="float" office:value="2026319" calcext:value-type="float">
            <text:p>2026319</text:p>
          </table:table-cell>
          <table:table-cell office:value-type="float" office:value="2062226" calcext:value-type="float">
            <text:p>2062226</text:p>
          </table:table-cell>
          <table:table-cell office:value-type="float" office:value="2085225" calcext:value-type="float">
            <text:p>2085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sa</text:p>
          </table:table-cell>
          <table:table-cell office:value-type="float" office:value="2150571" calcext:value-type="float">
            <text:p>2150571</text:p>
          </table:table-cell>
          <table:table-cell office:value-type="float" office:value="2192169" calcext:value-type="float">
            <text:p>2192169</text:p>
          </table:table-cell>
          <table:table-cell office:value-type="float" office:value="2231582" calcext:value-type="float">
            <text:p>2231582</text:p>
          </table:table-cell>
          <table:table-cell office:value-type="float" office:value="2270852" calcext:value-type="float">
            <text:p>2270852</text:p>
          </table:table-cell>
          <table:table-cell office:value-type="float" office:value="2311735" calcext:value-type="float">
            <text:p>2311735</text:p>
          </table:table-cell>
          <table:table-cell office:value-type="float" office:value="2353834" calcext:value-type="float">
            <text:p>2353834</text:p>
          </table:table-cell>
          <table:table-cell office:value-type="float" office:value="2396916" calcext:value-type="float">
            <text:p>2396916</text:p>
          </table:table-cell>
          <table:table-cell office:value-type="float" office:value="2439876" calcext:value-type="float">
            <text:p>2439876</text:p>
          </table:table-cell>
          <table:table-cell office:value-type="float" office:value="2507963" calcext:value-type="float">
            <text:p>2507963</text:p>
          </table:table-cell>
          <table:table-cell office:value-type="float" office:value="2550645" calcext:value-type="float">
            <text:p>2550645</text:p>
          </table:table-cell>
          <table:table-cell office:value-type="float" office:value="2605495" calcext:value-type="float">
            <text:p>26054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İzmir</text:p>
          </table:table-cell>
          <table:table-cell office:value-type="float" office:value="3431204" calcext:value-type="float">
            <text:p>3431204</text:p>
          </table:table-cell>
          <table:table-cell office:value-type="float" office:value="3477209" calcext:value-type="float">
            <text:p>3477209</text:p>
          </table:table-cell>
          <table:table-cell office:value-type="float" office:value="3519233" calcext:value-type="float">
            <text:p>3519233</text:p>
          </table:table-cell>
          <table:table-cell office:value-type="float" office:value="3560544" calcext:value-type="float">
            <text:p>3560544</text:p>
          </table:table-cell>
          <table:table-cell office:value-type="float" office:value="3603838" calcext:value-type="float">
            <text:p>3603838</text:p>
          </table:table-cell>
          <table:table-cell office:value-type="float" office:value="3648575" calcext:value-type="float">
            <text:p>3648575</text:p>
          </table:table-cell>
          <table:table-cell office:value-type="float" office:value="3694316" calcext:value-type="float">
            <text:p>3694316</text:p>
          </table:table-cell>
          <table:table-cell office:value-type="float" office:value="3739353" calcext:value-type="float">
            <text:p>3739353</text:p>
          </table:table-cell>
          <table:table-cell office:value-type="float" office:value="3795978" calcext:value-type="float">
            <text:p>3795978</text:p>
          </table:table-cell>
          <table:table-cell office:value-type="float" office:value="3868308" calcext:value-type="float">
            <text:p>3868308</text:p>
          </table:table-cell>
          <table:table-cell office:value-type="float" office:value="3948848" calcext:value-type="float">
            <text:p>39488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3889199" calcext:value-type="float">
            <text:p>3889199</text:p>
          </table:table-cell>
          <table:table-cell office:value-type="float" office:value="3971642" calcext:value-type="float">
            <text:p>3971642</text:p>
          </table:table-cell>
          <table:table-cell office:value-type="float" office:value="4050309" calcext:value-type="float">
            <text:p>4050309</text:p>
          </table:table-cell>
          <table:table-cell office:value-type="float" office:value="4128889" calcext:value-type="float">
            <text:p>4128889</text:p>
          </table:table-cell>
          <table:table-cell office:value-type="float" office:value="4210596" calcext:value-type="float">
            <text:p>4210596</text:p>
          </table:table-cell>
          <table:table-cell office:value-type="float" office:value="4294678" calcext:value-type="float">
            <text:p>4294678</text:p>
          </table:table-cell>
          <table:table-cell office:value-type="float" office:value="4380736" calcext:value-type="float">
            <text:p>4380736</text:p>
          </table:table-cell>
          <table:table-cell office:value-type="float" office:value="4466756" calcext:value-type="float">
            <text:p>4466756</text:p>
          </table:table-cell>
          <table:table-cell office:value-type="float" office:value="4548939" calcext:value-type="float">
            <text:p>4548939</text:p>
          </table:table-cell>
          <table:table-cell office:value-type="float" office:value="4650802" calcext:value-type="float">
            <text:p>4650802</text:p>
          </table:table-cell>
          <table:table-cell office:value-type="float" office:value="4771716" calcext:value-type="float">
            <text:p>47717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İstanbul</text:p>
          </table:table-cell>
          <table:table-cell office:value-type="float" office:value="11076840" calcext:value-type="float">
            <text:p>11076840</text:p>
          </table:table-cell>
          <table:table-cell office:value-type="float" office:value="11292009" calcext:value-type="float">
            <text:p>11292009</text:p>
          </table:table-cell>
          <table:table-cell office:value-type="float" office:value="11495948" calcext:value-type="float">
            <text:p>11495948</text:p>
          </table:table-cell>
          <table:table-cell office:value-type="float" office:value="11699172" calcext:value-type="float">
            <text:p>11699172</text:p>
          </table:table-cell>
          <table:table-cell office:value-type="float" office:value="11910733" calcext:value-type="float">
            <text:p>11910733</text:p>
          </table:table-cell>
          <table:table-cell office:value-type="float" office:value="12128577" calcext:value-type="float">
            <text:p>12128577</text:p>
          </table:table-cell>
          <table:table-cell office:value-type="float" office:value="12351506" calcext:value-type="float">
            <text:p>12351506</text:p>
          </table:table-cell>
          <table:table-cell office:value-type="float" office:value="12573836" calcext:value-type="float">
            <text:p>12573836</text:p>
          </table:table-cell>
          <table:table-cell office:value-type="float" office:value="12697164" calcext:value-type="float">
            <text:p>12697164</text:p>
          </table:table-cell>
          <table:table-cell office:value-type="float" office:value="12915158" calcext:value-type="float">
            <text:p>12915158</text:p>
          </table:table-cell>
          <table:table-cell office:value-type="float" office:value="13255685" calcext:value-type="float">
            <text:p>13255685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Total Population</text:p>
          </table:table-cell>
          <table:table-cell table:formula="of:=SUM([.B2:.B82])" office:value-type="float" office:value="64729506" calcext:value-type="float">
            <text:p>64729506</text:p>
          </table:table-cell>
          <table:table-cell table:formula="of:=SUM([.C2:.C82])" office:value-type="float" office:value="65603160" calcext:value-type="float">
            <text:p>65603160</text:p>
          </table:table-cell>
          <table:table-cell table:formula="of:=SUM([.D2:.D82])" office:value-type="float" office:value="66401855" calcext:value-type="float">
            <text:p>66401855</text:p>
          </table:table-cell>
          <table:table-cell table:formula="of:=SUM([.E2:.E82])" office:value-type="float" office:value="67187252" calcext:value-type="float">
            <text:p>67187252</text:p>
          </table:table-cell>
          <table:table-cell table:formula="of:=SUM([.F2:.F82])" office:value-type="float" office:value="68010217" calcext:value-type="float">
            <text:p>68010217</text:p>
          </table:table-cell>
          <table:table-cell table:formula="of:=SUM([.G2:.G82])" office:value-type="float" office:value="68860542" calcext:value-type="float">
            <text:p>68860542</text:p>
          </table:table-cell>
          <table:table-cell table:formula="of:=SUM([.H2:.H82])" office:value-type="float" office:value="69729968" calcext:value-type="float">
            <text:p>69729968</text:p>
          </table:table-cell>
          <table:table-cell table:formula="of:=SUM([.I2:.I82])" office:value-type="float" office:value="70586256" calcext:value-type="float">
            <text:p>70586256</text:p>
          </table:table-cell>
          <table:table-cell table:formula="of:=SUM([.J2:.J82])" office:value-type="float" office:value="71517100" calcext:value-type="float">
            <text:p>71517100</text:p>
          </table:table-cell>
          <table:table-cell table:formula="of:=SUM([.K2:.K82])" office:value-type="float" office:value="72561312" calcext:value-type="float">
            <text:p>72561312</text:p>
          </table:table-cell>
          <table:table-cell table:formula="of:=SUM([.L2:.L82])" office:value-type="float" office:value="73722988" calcext:value-type="float">
            <text:p>737229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Average Population</text:p>
          </table:table-cell>
          <table:table-cell table:formula="of:=ROUND(AVERAGE([.B2:.B82]);0)" office:value-type="float" office:value="799130" calcext:value-type="float">
            <text:p>799130</text:p>
          </table:table-cell>
          <table:table-cell table:formula="of:=ROUND(AVERAGE([.C2:.C82]);0)" office:value-type="float" office:value="809916" calcext:value-type="float">
            <text:p>809916</text:p>
          </table:table-cell>
          <table:table-cell table:formula="of:=ROUND(AVERAGE([.D2:.D82]);0)" office:value-type="float" office:value="819776" calcext:value-type="float">
            <text:p>819776</text:p>
          </table:table-cell>
          <table:table-cell table:formula="of:=ROUND(AVERAGE([.E2:.E82]);0)" office:value-type="float" office:value="829472" calcext:value-type="float">
            <text:p>829472</text:p>
          </table:table-cell>
          <table:table-cell table:formula="of:=ROUND(AVERAGE([.F2:.F82]);0)" office:value-type="float" office:value="839632" calcext:value-type="float">
            <text:p>839632</text:p>
          </table:table-cell>
          <table:table-cell table:formula="of:=ROUND(AVERAGE([.G2:.G82]);0)" office:value-type="float" office:value="850130" calcext:value-type="float">
            <text:p>850130</text:p>
          </table:table-cell>
          <table:table-cell table:formula="of:=ROUND(AVERAGE([.H2:.H82]);0)" office:value-type="float" office:value="860864" calcext:value-type="float">
            <text:p>860864</text:p>
          </table:table-cell>
          <table:table-cell table:formula="of:=ROUND(AVERAGE([.I2:.I82]);0)" office:value-type="float" office:value="871435" calcext:value-type="float">
            <text:p>871435</text:p>
          </table:table-cell>
          <table:table-cell table:formula="of:=ROUND(AVERAGE([.J2:.J82]);0)" office:value-type="float" office:value="882927" calcext:value-type="float">
            <text:p>882927</text:p>
          </table:table-cell>
          <table:table-cell table:formula="of:=ROUND(AVERAGE([.K2:.K82]);0)" office:value-type="float" office:value="895819" calcext:value-type="float">
            <text:p>895819</text:p>
          </table:table-cell>
          <table:table-cell table:formula="of:=ROUND(AVERAGE([.L2:.L82]);0)" office:value-type="float" office:value="910160" calcext:value-type="float">
            <text:p>910160</text:p>
          </table:table-cell>
          <table:table-cell table:number-columns-repeated="6"/>
        </table:table-row>
        <table:table-row table:style-name="ro4">
          <table:table-cell table:style-name="ce1" office:value-type="string" calcext:value-type="string">
            <text:p>Number of Cities have more than 1000000 population</text:p>
          </table:table-cell>
          <table:table-cell table:formula="of:=COUNTIF([.B2:.B82];&quot;&gt;1000000&quot;)" office:value-type="float" office:value="17" calcext:value-type="float">
            <text:p>17</text:p>
          </table:table-cell>
          <table:table-cell table:formula="of:=COUNTIF([.C2:.C82];&quot;&gt;1000000&quot;)" office:value-type="float" office:value="17" calcext:value-type="float">
            <text:p>17</text:p>
          </table:table-cell>
          <table:table-cell table:formula="of:=COUNTIF([.D2:.D82];&quot;&gt;1000000&quot;)" office:value-type="float" office:value="17" calcext:value-type="float">
            <text:p>17</text:p>
          </table:table-cell>
          <table:table-cell table:formula="of:=COUNTIF([.E2:.E82];&quot;&gt;1000000&quot;)" office:value-type="float" office:value="17" calcext:value-type="float">
            <text:p>17</text:p>
          </table:table-cell>
          <table:table-cell table:formula="of:=COUNTIF([.F2:.F82];&quot;&gt;1000000&quot;)" office:value-type="float" office:value="17" calcext:value-type="float">
            <text:p>17</text:p>
          </table:table-cell>
          <table:table-cell table:formula="of:=COUNTIF([.G2:.G82];&quot;&gt;1000000&quot;)" office:value-type="float" office:value="17" calcext:value-type="float">
            <text:p>17</text:p>
          </table:table-cell>
          <table:table-cell table:formula="of:=COUNTIF([.H2:.H82];&quot;&gt;1000000&quot;)" office:value-type="float" office:value="17" calcext:value-type="float">
            <text:p>17</text:p>
          </table:table-cell>
          <table:table-cell table:formula="of:=COUNTIF([.I2:.I82];&quot;&gt;1000000&quot;)" office:value-type="float" office:value="18" calcext:value-type="float">
            <text:p>18</text:p>
          </table:table-cell>
          <table:table-cell table:formula="of:=COUNTIF([.J2:.J82];&quot;&gt;1000000&quot;)" office:value-type="float" office:value="19" calcext:value-type="float">
            <text:p>19</text:p>
          </table:table-cell>
          <table:table-cell table:formula="of:=COUNTIF([.K2:.K82];&quot;&gt;1000000&quot;)" office:value-type="float" office:value="19" calcext:value-type="float">
            <text:p>19</text:p>
          </table:table-cell>
          <table:table-cell table:formula="of:=COUNTIF([.L2:.L82];&quot;&gt;1000000&quot;)" office:value-type="float" office:value="19" calcext:value-type="float">
            <text:p>1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2_input.A2:a2_input.L8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0:35:06.09521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3T20:35:25.262302424</dc:date>
    <meta:editing-duration>PT25M12S</meta:editing-duration>
    <meta:editing-cycles>7</meta:editing-cycles>
    <meta:document-statistic meta:table-count="1" meta:cell-count="1020" meta:object-count="0"/>
  </office:meta>
</office:document-meta>
</file>